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4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4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4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2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4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text-properties style:font-name="Courier New" fo:font-size="10pt" style:font-size-asian="10pt" style:font-name-complex="Courier New"/>
    </style:style>
    <style:style style:name="P7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9" style:family="paragraph" style:parent-style-name="Standard">
      <style:paragraph-properties style:text-autospace="none"/>
      <style:text-properties style:use-window-font-color="true" style:font-name="Courier New1" fo:font-size="10pt" fo:language="zxx" fo:country="none" style:font-size-asian="10pt" style:font-size-complex="10pt"/>
    </style:style>
    <style:style style:name="P10" style:family="paragraph" style:parent-style-name="Standard">
      <style:text-properties style:font-name="Courier New1" fo:font-size="10pt" style:font-size-asian="10pt" style:font-name-complex="Courier New"/>
    </style:style>
    <style:style style:name="P11" style:family="paragraph" style:parent-style-name="Standard">
      <style:text-properties fo:color="#000000" style:font-name="Courier New1" fo:font-size="10pt" style:font-size-asian="10pt" style:font-name-complex="Courier New"/>
    </style:style>
    <style:style style:name="P12" style:family="paragraph" style:parent-style-name="Standard">
      <style:text-properties fo:color="#000000" style:font-name="Courier New1" fo:font-size="10pt" fo:language="zxx" fo:country="none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000000" style:font-name="Courier New1" fo:font-size="10pt" fo:language="zxx" fo:country="none" style:font-size-asian="10pt" style:font-size-complex="10pt"/>
    </style:style>
    <style:style style:name="P14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5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17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22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3" style:family="paragraph" style:parent-style-name="Normal_20__28_Web_29_">
      <style:paragraph-properties fo:margin-top="0in" fo:margin-bottom="0in"/>
      <style:text-properties style:font-name="Arial" style:font-name-complex="Arial" style:font-size-complex="10pt"/>
    </style:style>
    <style:style style:name="P24" style:family="paragraph" style:parent-style-name="Table_20_-_20_Col._20_Head">
      <style:paragraph-properties style:snap-to-layout-grid="false"/>
    </style:style>
    <style:style style:name="P25" style:family="paragraph" style:parent-style-name="Table_20_-_20_Text">
      <style:paragraph-properties style:snap-to-layout-grid="false"/>
    </style:style>
    <style:style style:name="P26" style:family="paragraph" style:parent-style-name="Table_20_-_20_Text">
      <style:paragraph-properties fo:text-align="center" style:justify-single-word="false" style:snap-to-layout-grid="false"/>
    </style:style>
    <style:style style:name="P27" style:family="paragraph" style:parent-style-name="Default_20_Text">
      <style:paragraph-properties fo:text-align="center" style:justify-single-word="false"/>
      <style:text-properties style:font-name="Times"/>
    </style:style>
    <style:style style:name="P28" style:family="paragraph" style:parent-style-name="Normal_20__28_Web_29_">
      <style:text-properties style:font-name="Arial" style:font-name-complex="Arial"/>
    </style:style>
    <style:style style:name="P29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1" style:family="paragraph" style:parent-style-name="Standard" style:list-style-name="WW8Num1"/>
    <style:style style:name="P32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33" style:family="paragraph" style:parent-style-name="Standard">
      <style:paragraph-properties style:text-autospace="none"/>
      <style:text-properties fo:color="#000000" style:font-name="Courier New1" fo:font-size="10pt" fo:language="zxx" fo:country="none" style:font-size-asian="10pt" style:font-size-complex="10pt"/>
    </style:style>
    <style:style style:name="P34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35" style:family="paragraph" style:parent-style-name="Standard">
      <style:text-properties style:font-name="Times New Roman"/>
    </style:style>
    <style:style style:name="P36" style:family="paragraph" style:parent-style-name="Standard">
      <style:text-properties style:font-name="Times New Roman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42" style:family="paragraph" style:parent-style-name="Table_20_-_20_Text">
      <style:paragraph-properties fo:text-align="center" style:justify-single-word="false" style:snap-to-layout-grid="false"/>
    </style:style>
    <style:style style:name="P43" style:family="paragraph" style:parent-style-name="Table_20_-_20_Text">
      <style:paragraph-properties style:snap-to-layout-grid="false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style:font-name="Courier New" fo:font-size="10pt" style:font-size-asian="10pt" style:font-name-complex="Courier New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text:id="ct199421632">
          <text:deletion>
            <office:change-info>
              <dc:creator>Hugh Spahr</dc:creator>
              <dc:date>2012-05-01T10:05:00</dc:date>
            </office:change-info>
            <text:p text:style-name="P1"/>
            <text:p text:style-name="P1"/>
          </text:deletion>
        </text:changed-region>
        <text:changed-region text:id="ct228473272">
          <text:format-change>
            <office:change-info>
              <dc:creator>Hugh Spahr</dc:creator>
              <dc:date>2012-05-01T10:04:00</dc:date>
            </office:change-info>
          </text:format-change>
        </text:changed-region>
        <text:changed-region text:id="ct227262136">
          <text:insertion>
            <office:change-info>
              <dc:creator>Hugh Spahr</dc:creator>
              <dc:date>2012-05-01T10:01:00</dc:date>
            </office:change-info>
          </text:insertion>
        </text:changed-region>
        <text:changed-region text:id="ct227872760">
          <text:format-change>
            <office:change-info>
              <dc:creator>Hugh Spahr</dc:creator>
              <dc:date>2012-05-01T10:04:00</dc:date>
            </office:change-info>
          </text:format-change>
        </text:changed-region>
        <text:changed-region text:id="ct226696184">
          <text:deletion>
            <office:change-info>
              <dc:creator>Hugh Spahr</dc:creator>
              <dc:date>2012-05-01T10:05:00</dc:date>
            </office:change-info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ext:deletion>
        </text:changed-region>
        <text:changed-region text:id="ct227491728">
          <text:insertion>
            <office:change-info>
              <dc:creator>Hugh Spahr</dc:creator>
              <dc:date>2012-05-01T10:06:00</dc:date>
            </office:change-info>
          </text:insertion>
        </text:changed-region>
        <text:changed-region text:id="ct228712120">
          <text:insertion>
            <office:change-info>
              <dc:creator>Hugh Spahr</dc:creator>
              <dc:date>2012-05-01T10:06:00</dc:date>
            </office:change-info>
          </text:insertion>
        </text:changed-region>
        <text:changed-region text:id="ct228711520">
          <text:insertion>
            <office:change-info>
              <dc:creator>Hugh Spahr</dc:creator>
              <dc:date>2012-05-01T10:06:00</dc:date>
            </office:change-info>
          </text:insertion>
        </text:changed-region>
        <text:changed-region text:id="ct228737336">
          <text:insertion>
            <office:change-info>
              <dc:creator>Hugh Spahr</dc:creator>
              <dc:date>2012-05-01T10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/>
      <text:p text:style-name="Standard"/>
      <text:p text:style-name="Standard"/>
      <text:p text:style-name="P21"><text:user-defined text:name="Title">Standard Library</text:user-defined></text:p>
      <text:p text:style-name="P21">Software Design Document</text:p>
      <text:p text:style-name="Text_20_body"/>
      <text:p text:style-name="P22"/>
      <text:p text:style-name="Standard"/>
      <text:p text:style-name="Standard"/>
      <text:p text:style-name="P5">(Project: <text:s/><text:user-defined text:name="Project">StdLib</text:user-defined>)</text:p>
      <text:p text:style-name="P5"/>
      <text:p text:style-name="P5">Project # : Not applicable</text:p>
      <text:p text:style-name="P5">P/N: Not applicable</text:p>
      <text:p text:style-name="P5">Rev <text:user-defined text:name="Revision">0.4</text:user-defined></text:p>
      <text:p text:style-name="Standard"/>
      <text:p text:style-name="Standard"/>
      <text:p text:style-name="P1"><text:change text:change-id="ct199421632"/><text:change-start text:change-id="ct228473272"/><text:change-start text:change-id="ct227262136"/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39"/>
      <text:p text:style-name="P39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39"/>
      <text:p text:style-name="P39">You should have received a copy of the GNU General Public License along with this program. <text:s/>If not, see &lt;http://www.gnu.org/licenses/&gt;.</text:p>
      <text:p text:style-name="P36"><text:change-end text:change-id="ct228473272"/><text:change-end text:change-id="ct227262136"/><text:change-start text:change-id="ct227872760"/></text:p>
      <text:p text:style-name="P35"><text:change-end text:change-id="ct227872760"/></text:p>
      <text:p text:style-name="Standard"><text:change text:change-id="ct226696184"/></text:p>
      <text:p text:style-name="P2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7">PREPARED:</text:p>
          </table:table-cell>
          <table:table-cell table:style-name="Table1.B1" office:value-type="string">
            <text:p text:style-name="P17">APPROVAL:</text:p>
            <text:p text:style-name="P18">LEAD ENGINEER</text:p>
          </table:table-cell>
          <table:table-cell table:style-name="Table1.D1" office:value-type="string">
            <text:p text:style-name="P17">APPROVAL:</text:p>
            <text:p text:style-name="P18">ENGINEERING MANAGER</text:p>
          </table:table-cell>
        </table:table-row>
        <table:table-row table:style-name="Table1.1">
          <table:table-cell table:style-name="Table1.A2" office:value-type="string">
            <text:p text:style-name="P15"><text:span text:style-name="T5"><text:s/></text:span><text:span text:style-name="T4">NAME</text:span></text:p>
          </table:table-cell>
          <table:table-cell table:style-name="Table1.B2" office:value-type="string">
            <text:p text:style-name="P16">Hugh Spahr</text:p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5"><text:span text:style-name="T5"><text:s/></text:span><text:span text:style-name="T4">SIGNED</text:span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5"><text:span text:style-name="T5"><text:s/></text:span><text:span text:style-name="T4">DATE</text:span></text:p>
          </table:table-cell>
          <table:table-cell table:style-name="Table1.B4" office:value-type="string">
            <text:p text:style-name="P16"/>
          </table:table-cell>
          <table:table-cell table:style-name="Table1.B4" office:value-type="string">
            <text:p text:style-name="P16"/>
          </table:table-cell>
          <table:table-cell table:style-name="Table1.D4" office:value-type="string">
            <text:p text:style-name="P16"/>
          </table:table-cell>
        </table:table-row>
      </table:table>
      <text:p text:style-name="Standard"/>
      <text:p text:style-name="Standard"/>
      <text:p text:style-name="P19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4">Version</text:p>
            </table:table-cell>
            <table:table-cell table:style-name="Table2.B1" office:value-type="string">
              <text:p text:style-name="P24">Primary Author(s)</text:p>
            </table:table-cell>
            <table:table-cell table:style-name="Table2.B1" office:value-type="string">
              <text:p text:style-name="P24">Description of Version</text:p>
            </table:table-cell>
            <table:table-cell table:style-name="Table2.D1" office:value-type="string">
              <text:p text:style-name="P24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6">0.1</text:p>
          </table:table-cell>
          <table:table-cell table:style-name="Table2.B2" office:value-type="string">
            <text:p text:style-name="P25">Hugh Spahr</text:p>
          </table:table-cell>
          <table:table-cell table:style-name="Table2.B2" office:value-type="string">
            <text:p text:style-name="P25">Initial version</text:p>
          </table:table-cell>
          <table:table-cell table:style-name="Table2.D2" office:value-type="string">
            <text:p text:style-name="P25">April 22, 2008</text:p>
          </table:table-cell>
        </table:table-row>
        <table:table-row table:style-name="Table2.1">
          <table:table-cell table:style-name="Table2.A2" office:value-type="string">
            <text:p text:style-name="P26">0.2</text:p>
          </table:table-cell>
          <table:table-cell table:style-name="Table2.B2" office:value-type="string">
            <text:p text:style-name="P25">Hugh Spahr</text:p>
          </table:table-cell>
          <table:table-cell table:style-name="Table2.B2" office:value-type="string">
            <text:p text:style-name="P25">Added i2c functions, added code headers</text:p>
          </table:table-cell>
          <table:table-cell table:style-name="Table2.D2" office:value-type="string">
            <text:p text:style-name="P25">December 1, 2009</text:p>
          </table:table-cell>
        </table:table-row>
        <table:table-row table:style-name="Table2.1">
          <table:table-cell table:style-name="Table2.A4" office:value-type="string">
            <text:p text:style-name="P26">0.3</text:p>
          </table:table-cell>
          <table:table-cell table:style-name="Table2.B4" office:value-type="string">
            <text:p text:style-name="P25">Hugh Spahr</text:p>
          </table:table-cell>
          <table:table-cell table:style-name="Table2.B4" office:value-type="string">
            <text:p text:style-name="P25">Added SPI functions</text:p>
          </table:table-cell>
          <table:table-cell table:style-name="Table2.D4" office:value-type="string">
            <text:p text:style-name="P25">March 5, 2010</text:p>
          </table:table-cell>
        </table:table-row>
        <table:table-row table:style-name="Table2.1">
          <table:table-cell table:style-name="Table2.A4" office:value-type="string">
            <text:p text:style-name="P26"><text:change-start text:change-id="ct227491728"/>0.4<text:change-end text:change-id="ct227491728"/></text:p>
          </table:table-cell>
          <table:table-cell table:style-name="Table2.B4" office:value-type="string">
            <text:p text:style-name="P25"><text:change-start text:change-id="ct228712120"/>Hugh Spahr<text:change-end text:change-id="ct228712120"/></text:p>
          </table:table-cell>
          <table:table-cell table:style-name="Table2.B4" office:value-type="string">
            <text:p text:style-name="P25"><text:change-start text:change-id="ct228711520"/>Added proper GPL banner.<text:change-end text:change-id="ct228711520"/></text:p>
          </table:table-cell>
          <table:table-cell table:style-name="Table2.D4" office:value-type="string">
            <text:p text:style-name="P25"><text:change-start text:change-id="ct228737336"/>May 1, 2012<text:change-end text:change-id="ct228737336"/></text:p>
          </table:table-cell>
        </table:table-row>
      </table:table>
      <text:p text:style-name="Standard"/>
      <text:p text:style-name="Standard"><text:s/></text:p>
      <text:p text:style-name="P8"/>
      <text:p text:style-name="P20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9">1Purpose<text:tab/>5</text:p>
          <text:p text:style-name="P29">2Product Overview<text:tab/>5</text:p>
          <text:p text:style-name="P29">3Applicable Documents<text:tab/>5</text:p>
          <text:p text:style-name="P29">4Terms, Definitions &amp; Acronyms<text:tab/>5</text:p>
          <text:p text:style-name="P29">5System Design Description Overview<text:tab/>5</text:p>
          <text:p text:style-name="P29">6Timing Functions<text:tab/>5</text:p>
          <text:p text:style-name="P30">6.1Start Timing Clock<text:tab/>6</text:p>
          <text:p text:style-name="P30">6.2Poll Timer<text:tab/>7</text:p>
          <text:p text:style-name="P30">6.3Get Current Time<text:tab/>7</text:p>
          <text:p text:style-name="P30">6.4Get Elapsed Time<text:tab/>7</text:p>
          <text:p text:style-name="P30">6.5Start Tick<text:tab/>8</text:p>
          <text:p text:style-name="P30">6.6Register Timer Function (One-shot, repetitive or every system tick)<text:tab/>8</text:p>
          <text:p text:style-name="P29">7Digital I/O Functions<text:tab/>9</text:p>
          <text:p text:style-name="P30">7.1Configure digital port<text:tab/>9</text:p>
          <text:p text:style-name="P30">7.2Read digital port<text:tab/>10</text:p>
          <text:p text:style-name="P30">7.3Write digital port<text:tab/>10</text:p>
          <text:p text:style-name="P29">8ADC Functions<text:tab/>11</text:p>
          <text:p text:style-name="P30">8.1Initialize ADC<text:tab/>12</text:p>
          <text:p text:style-name="P30">8.2Register ADC channel<text:tab/>12</text:p>
          <text:p text:style-name="P30">8.3Poll ADC Complete<text:tab/>13</text:p>
          <text:p text:style-name="P30">8.4Start ADC sampling<text:tab/>13</text:p>
          <text:p text:style-name="P29">9EEPROM/Flash Functions<text:tab/>13</text:p>
          <text:p text:style-name="P30">9.1Initialize EEPROM address<text:tab/>14</text:p>
          <text:p text:style-name="P30">9.2Start EEPROM Sector Erase<text:tab/>14</text:p>
          <text:p text:style-name="P30">9.3Check Command Done<text:tab/>14</text:p>
          <text:p text:style-name="P30">9.4Start EEPROM Write<text:tab/>15</text:p>
          <text:p text:style-name="P30">9.5Start Flash Sector Erase<text:tab/>15</text:p>
          <text:p text:style-name="P30">9.6Start Flash Write<text:tab/>16</text:p>
          <text:p text:style-name="P29">10Event Functions<text:tab/>16</text:p>
          <text:p text:style-name="P30">10.1Initialize event log<text:tab/>16</text:p>
          <text:p text:style-name="P30">10.2Log Event<text:tab/>17</text:p>
          <text:p text:style-name="P30">10.3STDLI_K_FATAL_M<text:tab/>18</text:p>
          <text:p text:style-name="P30">10.4STDLI_LOG_EVENT_M<text:tab/>18</text:p>
          <text:p text:style-name="P29">11Serial Functions<text:tab/>19</text:p>
          <text:p text:style-name="P30"><text:soft-page-break/>11.1Initialize serial module<text:tab/>19</text:p>
          <text:p text:style-name="P30">11.2Initialize serial port<text:tab/>19</text:p>
          <text:p text:style-name="P30">11.3Poll Serial Port<text:tab/>20</text:p>
          <text:p text:style-name="P30">11.4Transmit data<text:tab/>20</text:p>
          <text:p text:style-name="P30">11.5Calculate CRC8<text:tab/>21</text:p>
          <text:p text:style-name="P29">12PWM Functions<text:tab/>22</text:p>
          <text:p text:style-name="P30">12.1Initialize PWM module<text:tab/>22</text:p>
          <text:p text:style-name="P30">12.2Set TPM1 period<text:tab/>23</text:p>
          <text:p text:style-name="P30">12.3Configure capture channel<text:tab/>23</text:p>
          <text:p text:style-name="P30">12.4Start capture channel<text:tab/>24</text:p>
          <text:p text:style-name="P30">12.5Start PWM channel<text:tab/>24</text:p>
          <text:p text:style-name="P29">13I2c Functions<text:tab/>25</text:p>
          <text:p text:style-name="P30">13.1Initialize i2c<text:tab/>25</text:p>
          <text:p text:style-name="P30">13.2Poll i2c<text:tab/>26</text:p>
          <text:p text:style-name="P30">13.3Send i2c Msg<text:tab/>26</text:p>
          <text:p text:style-name="P29">14SPI Functions<text:tab/>27</text:p>
          <text:p text:style-name="P30">14.1Initialize SPI<text:tab/>27</text:p>
          <text:p text:style-name="P30">14.2Send SPI Message<text:tab/>28</text:p>
          <text:p text:style-name="P30">14.3Poll SPI<text:tab/>28</text:p>
          <text:p text:style-name="P29">Appendix<text:tab/>30</text:p>
        </text:index-body>
      </text:table-of-content>
      <text:p text:style-name="P7"/>
      <text:h text:style-name="P40" text:outline-level="1">Purpose</text:h>
      <text:p text:style-name="Standard">The <text:user-defined text:name="Title">Standard Library</text:user-defined> provides a standard group of functionality for the HCS08 family of Freescale microcontrollers. <text:s/>The main features include:</text:p>
      <text:list xml:id="list29630930" text:style-name="WW8Num1">
        <text:list-item>
          <text:p text:style-name="P31">Timing functions such as tick, time stamping, one-shot and repetitive events.</text:p>
        </text:list-item>
        <text:list-item>
          <text:p text:style-name="P31">Logging and K_FATAL functions store in non-volatile storage.</text:p>
        </text:list-item>
        <text:list-item>
          <text:p text:style-name="P31">Pulse Width Modulation utilities</text:p>
        </text:list-item>
        <text:list-item>
          <text:p text:style-name="P31">Analog to Digital Conversion utilities</text:p>
        </text:list-item>
        <text:list-item>
          <text:p text:style-name="P31">Count functions for frequency calculations</text:p>
        </text:list-item>
        <text:list-item>
          <text:p text:style-name="P31">EEPROM erase/write functions</text:p>
        </text:list-item>
        <text:list-item>
          <text:p text:style-name="P31">Serial Port Transmit/Receive utilities</text:p>
        </text:list-item>
        <text:list-item>
          <text:p text:style-name="P31">Initialize digital input/output ports</text:p>
        </text:list-item>
      </text:list>
      <text:h text:style-name="Heading_20_1" text:outline-level="1">Product Overview</text:h>
      <text:p text:style-name="Standard"><text:user-defined text:name="Project">StdLib</text:user-defined> is a standard library for the HCS08 which enables re-use of code. <text:s/>By creating a library, only the functions that are needed are added to the end firmware. <text:s/>Use of a library allows bugs found in one project to be fixed in other projects. <text:s/>This document identifi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7">ADC</text:span><text:tab/><text:tab/>Analog to Digital Converter</text:p>
      <text:p text:style-name="Standard"><text:span text:style-name="T7">API</text:span><text:tab/><text:tab/>Application Program Interface</text:p>
      <text:p text:style-name="Standard"><text:span text:style-name="T7">EEPROM</text:span><text:tab/>Electrically Eraseable Programmable Read Only Memory</text:p>
      <text:p text:style-name="Standard"><text:span text:style-name="T7">msb</text:span><text:tab/><text:tab/>most significant bit</text:p>
      <text:p text:style-name="Standard"><text:span text:style-name="T7">PWM</text:span><text:tab/><text:tab/>Pulse Width Modulation</text:p>
      <text:p text:style-name="Standard"><text:span text:style-name="T7">RTC</text:span><text:tab/><text:tab/>Real Time Clock</text:p>
      <text:p text:style-name="Standard"><text:span text:style-name="T8">SDD</text:span><text:tab/><text:tab/>Software Design Document</text:p>
      <text:p text:style-name="Standard"><text:span text:style-name="T8">TPM</text:span><text:tab/><text:tab/>Timer Pulse-Width Modulator</text:p>
      <text:h text:style-name="Heading_20_1" text:outline-level="1">System Design Description Overview</text:h>
      <text:p text:style-name="Standard"><text:user-defined text:name="Project">StdLib</text:user-defined> is broken into separate code files based on the function. <text:s/>This enables the linker to remove code if it is not used in a project. <text:s/>The core functionality is included by all projects using the Standard Library. <text:s/>These include the timing and logging (including EEPROM/Flash write). <text:s/>It is assumed that the HCS08 is initialized with a 16 MHz processor clock, an 8 MHz bus clock, and serial port 1 is initialized as 19.2 kbps, 8, N, 1. <text:s/>This setup is not re-created here.</text:p>
      <text:h text:style-name="Heading_20_1" text:outline-level="1">Timing Functions</text:h>
      <text:p text:style-name="Standard">The system tick provides a tick timer with a period from 1 to 255 ms.</text:p>
      <text:p text:style-name="Standard"/>
      <text:p text:style-name="Standard">The system timer uses TPM2 timer with a 1 µs resolution. <text:s/>This means that the maximum period of a PWM channel can be 500 KHz.</text:p>
      <text:p text:style-name="Standard"/>
      <text:p text:style-name="Standard"><text:soft-page-break/>The following timing structures are used for timing functions:</text:p>
      <text:p text:style-name="P23"/>
      <text:p text:style-name="P6">typedef struct</text:p>
      <text:p text:style-name="P6">{</text:p>
      <text:p text:style-name="P6"><text:s text:c="2"/>U16 <text:s text:c="22"/>usec;</text:p>
      <text:p text:style-name="P6"><text:s text:c="2"/>U16 <text:s text:c="22"/>msec;</text:p>
      <text:p text:style-name="P6"><text:s text:c="2"/>U16 <text:s text:c="22"/>sec;</text:p>
      <text:p text:style-name="P6">} STDLI_TIMER_T;</text:p>
      <text:p text:style-name="P6"/>
      <text:p text:style-name="P6">typedef struct</text:p>
      <text:p text:style-name="P6">{</text:p>
      <text:p text:style-name="P6"><text:s text:c="2"/>STDLI_TIMER_T <text:s text:c="12"/>startTime;</text:p>
      <text:p text:style-name="P6"><text:s text:c="2"/>STDLI_TIMER_T <text:s text:c="12"/>elapsedTime; <text:s/></text:p>
      <text:p text:style-name="P6">} STDLI_ELAPSED_TIME_T;</text:p>
      <text:p text:style-name="P6"/>
      <text:p text:style-name="P6">#define STDLI_REPETITIVE_EVT <text:s text:c="9"/>0x8000</text:p>
      <text:p text:style-name="P6"/>
      <text:p text:style-name="P6">typedef struct stdli_timer_s</text:p>
      <text:p text:style-name="P6">{</text:p>
      <text:p text:style-name="P6"><text:s text:c="2"/>U16 <text:s text:c="22"/>time;</text:p>
      <text:p text:style-name="P6"><text:s text:c="2"/>void <text:s text:c="21"/>(*timeout_fp)(U16 cbParm);</text:p>
      <text:p text:style-name="P6"><text:s text:c="2"/>U16 <text:s text:c="22"/>cbParm;</text:p>
      <text:p text:style-name="P6"><text:s text:c="2"/>U16 <text:s text:c="22"/>timeoutTicks; /* Filled by utility */</text:p>
      <text:p text:style-name="P6"><text:s text:c="2"/>struct stdli_timer_s <text:s text:c="5"/>*next_p; <text:s text:c="5"/>/* Filled by utility */</text:p>
      <text:p text:style-name="P6">} STDLI_TIMER_EVENT_T;</text:p>
      <text:p text:style-name="P23"/>
      <text:h text:style-name="Heading_20_2" text:outline-level="2">Start Timing Clock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time_start_timing_clock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the timing clock.</text:p>
      <text:p text:style-name="P6"><text:s/>* </text:p>
      <text:p text:style-name="P6"><text:s/>* Start the 1 us timing clock. This allows timestamping and logging functions to</text:p>
      <text:p text:style-name="P6"><text:s/>* store the time of the event.</text:p>
      <text:p text:style-name="P6"><text:s/>*</text:p>
      <text:p text:style-name="Standard"><text:span text:style-name="T6"><text:s/></text:span><text:span text:style-name="T6">* @param </text:span><text:span text:style-name="T6">p</text:span><text:span text:style-name="T6">ol</text:span><text:span text:style-name="T6">l <text:s/></text:span><text:span text:style-name="T6">[in] <text:s text:c="3"/>TRUE if polled instead of interrupt driven</text:span></text:p>
      <text:p text:style-name="P6"/>
      <text:p text:style-name="Standard"><text:span text:style-name="T6"><text:s/></text:span><text:span text:style-name="T6">* @return None</text:span></text:p>
      <text:p text:style-name="P6"><text:s/>* </text:p>
      <text:p text:style-name="P6"><text:s/>* @pre None </text:p>
      <text:p text:style-name="P6"><text:s/>* @note This does not use the RTC circuitry of the HCS08. <text:s/>It uses timer 2 to</text:p>
      <text:p text:style-name="P6"><text:s/>* <text:s text:c="7"/>enable resolutions down to 1 us. <text:s/>This must be called before</text:p>
      <text:p text:style-name="P6"><text:s/>* <text:s text:c="7"/>stdltime_start_tick. <text:s/>This assumes the bus clock is 8 MHz.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time_start_timing_clock(</text:p>
      <text:p text:style-name="P6"><text:s text:c="2"/>BOOL <text:s text:c="21"/>poll) <text:s text:c="8"/>/* True if polled */</text:p>
      <text:p text:style-name="P23"/>
      <text:h text:style-name="Heading_20_2" text:outline-level="2"><text:soft-page-break/>Poll Timer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time_timer2_poll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Standard"><text:span text:style-name="T6"><text:s/>* </text:span><text:span text:style-name="T6">Poll timer</text:span></text:p>
      <text:p text:style-name="P6"><text:s/>*</text:p>
      <text:p text:style-name="Standard"><text:span text:style-name="T6"><text:s/>* </text:span><text:span text:style-name="T6">Check if a timer overflow occurred. <text:s/>If so, call the interrupts service routine</text:span></text:p>
      <text:p text:style-name="P6"><text:s/>* to process and clear the interrupt.</text:p>
      <text:p text:style-name="P6"><text:s/>*</text:p>
      <text:p text:style-name="Standard"><text:span text:style-name="T6"><text:s/>* @param <text:s text:c="2"/></text:span><text:span text:style-name="T6">None</text:span><text:span text:style-name="T6"> </text:span></text:p>
      <text:p text:style-name="P6"><text:s/>* @return <text:s/>None</text:p>
      <text:p text:style-name="P6"><text:s/>*</text:p>
      <text:p text:style-name="P6"><text:s/>* @pre <text:s text:c="4"/>None</text:p>
      <text:p text:style-name="P6"><text:s/>* @note <text:s text:c="3"/>None</text:p>
      <text:p text:style-name="P6"><text:s/>*</text:p>
      <text:p text:style-name="P6"><text:s/>* ===============================================================================</text:p>
      <text:p text:style-name="P6"><text:s/>*/</text:p>
      <text:p text:style-name="P6">void stdltime_timer2_poll(void)</text:p>
      <text:h text:style-name="Heading_20_2" text:outline-level="2">Get Current Tim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time_get_curr_tim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Get current time</text:p>
      <text:p text:style-name="P6"><text:s/>*</text:p>
      <text:p text:style-name="P6"><text:s/>* Read the current time and pass it back to the calling function</text:p>
      <text:p text:style-name="P6"><text:s/>*</text:p>
      <text:p text:style-name="P6"><text:s/>* @param <text:s text:c="2"/>time_p <text:s text:c="5"/>[out] <text:s text:c="2"/>ptr to structure with current time </text:p>
      <text:p text:style-name="P6"><text:s/>* @return <text:s/>None</text:p>
      <text:p text:style-name="P6"><text:s/>*</text:p>
      <text:p text:style-name="P6"><text:s/>* @pre <text:s text:c="4"/>None</text:p>
      <text:p text:style-name="P6"><text:s/>* @note <text:s text:c="3"/>None</text:p>
      <text:p text:style-name="P6"><text:s/>*</text:p>
      <text:p text:style-name="P6"><text:s/>* ===============================================================================</text:p>
      <text:p text:style-name="P6"><text:s/>*/</text:p>
      <text:p text:style-name="P6">void stdltime_get_curr_time(</text:p>
      <text:p text:style-name="P6"><text:s text:c="2"/>STDLI_TIMER_T <text:s text:c="12"/>*time_p) <text:s text:c="4"/>/* ptr to returned current time struct */</text:p>
      <text:h text:style-name="Heading_20_2" text:outline-level="2">Get Elapsed Tim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time_get_elapsed_tim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<text:soft-page-break/>/**</text:p>
      <text:p text:style-name="P6"><text:s/>* Get elapsed time</text:p>
      <text:p text:style-name="P6"><text:s/>*</text:p>
      <text:p text:style-name="P6"><text:s/>* Read the current time. <text:s/>Subtract the starting time and pass the difference</text:p>
      <text:p text:style-name="P6"><text:s/>* back as elapsed time.</text:p>
      <text:p text:style-name="P6"><text:s/>*</text:p>
      <text:p text:style-name="P6"><text:s/>* @param <text:s text:c="2"/>elapsed_p <text:s text:c="2"/>[in/out]ptr to structure with start and elapsed time </text:p>
      <text:p text:style-name="P6"><text:s/>* @return <text:s/>None</text:p>
      <text:p text:style-name="P6"><text:s/>*</text:p>
      <text:p text:style-name="P6"><text:s/>* @pre <text:s text:c="4"/>None</text:p>
      <text:p text:style-name="P6"><text:s/>* @note <text:s text:c="3"/>None</text:p>
      <text:p text:style-name="P6"><text:s/>*</text:p>
      <text:p text:style-name="P6"><text:s/>* ===============================================================================</text:p>
      <text:p text:style-name="P6"><text:s/>*/</text:p>
      <text:p text:style-name="P6">void stdltime_get_elapsed_time(</text:p>
      <text:p text:style-name="P6"><text:s text:c="2"/>STDLI_ELAPSED_TIME_T <text:s text:c="5"/>*elapsed_p) <text:s text:c="2"/>/* ptr to elapsed time struct*/</text:p>
      <text:h text:style-name="Heading_20_2" text:outline-level="2">Start Tick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time_start_tick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system tick</text:p>
      <text:p text:style-name="P6"><text:s/>*</text:p>
      <text:p text:style-name="P6"><text:s/>* Start the system tick timer.</text:p>
      <text:p text:style-name="P6"><text:s/>*</text:p>
      <text:p text:style-name="P6"><text:s/>* @param <text:s text:c="2"/>numMsec <text:s text:c="4"/>[in] <text:s text:c="3"/>number of msec between ticks </text:p>
      <text:p text:style-name="P6"><text:s/>* @return <text:s/>None</text:p>
      <text:p text:style-name="P6"><text:s/>*</text:p>
      <text:p text:style-name="P6"><text:s/>* @pre <text:s text:c="4"/>stdltime_start_tick - must have been called to reset numTickFunc.</text:p>
      <text:p text:style-name="P6"><text:s/>* @note <text:s text:c="3"/>Uses timer 2, same as timing clock</text:p>
      <text:p text:style-name="P6"><text:s/>*</text:p>
      <text:p text:style-name="P6"><text:s/>* ===============================================================================</text:p>
      <text:p text:style-name="P6"><text:s/>*/</text:p>
      <text:p text:style-name="P6">void stdltime_start_tick(</text:p>
      <text:p text:style-name="P6"><text:s text:c="2"/>U8 <text:s text:c="23"/>numMsec) <text:s text:c="5"/>/* num msec per system tick */</text:p>
      <text:h text:style-name="Heading_20_2" text:outline-level="2">Register Timer Function (One-shot, repetitive or every system tick)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time_reg_timer_func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Register a timer function as either one-shot, repetitive, or system tick</text:p>
      <text:p text:style-name="P6"><text:s/>*</text:p>
      <text:p text:style-name="P6"><text:s/>* A system tick timer is indicated by setting the time variable to one. <text:s/>Since</text:p>
      <text:p text:style-name="P6"><text:s/>* the callback_fp, and passedParam are copied, the passed structure can be</text:p>
      <text:p text:style-name="P6"><text:s/>* allocated on the stack.</text:p>
      <text:p text:style-name="P6"><text:s/>*</text:p>
      <text:p text:style-name="P6"><text:soft-page-break/><text:s/>* A one-shot timer is indicated when the time variable &gt; 1 system tick,</text:p>
      <text:p text:style-name="P6"><text:s/>* and the msb of the time variable is clear. <text:s/>The passed structure is added</text:p>
      <text:p text:style-name="P6"><text:s/>* to the timer linked list so it must be statically allocated.</text:p>
      <text:p text:style-name="P6"><text:s/>*</text:p>
      <text:p text:style-name="P6"><text:s/>* A repetitive timer is indicated when the time variable &gt; 1 system tick,</text:p>
      <text:p text:style-name="P6"><text:s/>* and the msb of the time variable is set using the STDLI_REPETITIVE_EVT</text:p>
      <text:p text:style-name="P6"><text:s/>* define. <text:s/>The passed structure is added to the timer linked list, so it</text:p>
      <text:p text:style-name="P6"><text:s/>* must be statically allocated.</text:p>
      <text:p text:style-name="P6"><text:s/>*</text:p>
      <text:p text:style-name="P6"><text:s/>* @param <text:s text:c="2"/>timeEvt_p <text:s text:c="2"/>[in] <text:s text:c="3"/>ptr to time event structure to be inserted</text:p>
      <text:p text:style-name="P6"><text:s/>* @param <text:s text:c="2"/>offset <text:s text:c="5"/>[in] <text:s text:c="3"/>offset to the first timer event (only repetitive)</text:p>
      <text:p text:style-name="P6"><text:s/>* @return <text:s/>None</text:p>
      <text:p text:style-name="P6"><text:s/>*</text:p>
      <text:p text:style-name="P6"><text:s/>* @pre <text:s text:c="4"/>None</text:p>
      <text:p text:style-name="P6"><text:s/>* @note <text:s text:c="3"/>Interrupts are disabled so events can be added at non-interrupt</text:p>
      <text:p text:style-name="P6"><text:s/>* <text:s text:c="9"/>level.</text:p>
      <text:p text:style-name="P6"><text:s/>*</text:p>
      <text:p text:style-name="P6"><text:s/>* ===============================================================================</text:p>
      <text:p text:style-name="P6"><text:s/>*/</text:p>
      <text:p text:style-name="P6">STDLI_ERR_E stdltime_reg_timer_func(</text:p>
      <text:p text:style-name="P6"><text:s text:c="2"/>STDLI_TIMER_EVENT_T <text:s text:c="6"/>*timeEvt_p, <text:s text:c="2"/>/* ptr to time event struct to insert */</text:p>
      <text:p text:style-name="P6"><text:s text:c="2"/>U8 <text:s text:c="23"/>offset) <text:s text:c="6"/>/* offset to first timer event, only</text:p>
      <text:p text:style-name="P6"><text:s text:c="43"/>* <text:s text:c="2"/>for repetetive timers</text:p>
      <text:p text:style-name="P6"><text:s text:c="43"/>*/</text:p>
      <text:h text:style-name="Heading_20_1" text:outline-level="1">Digital I/O Functions</text:h>
      <text:p text:style-name="Standard">The following enumeration is used to identify ports for read/write port operations, and to set pins as input/output, low/high drive strength for outputs, and internal pullup enable for inputs for configuration.</text:p>
      <text:p text:style-name="Standard"/>
      <text:p text:style-name="P6">typedef enum</text:p>
      <text:p text:style-name="P6">{</text:p>
      <text:p text:style-name="P6"><text:s text:c="2"/>STDLI_DIG_PORT_A <text:s text:c="9"/>= 0x00,</text:p>
      <text:p text:style-name="P6"><text:s text:c="2"/>STDLI_DIG_PORT_B <text:s text:c="9"/>= 0x01,</text:p>
      <text:p text:style-name="P6"><text:s text:c="2"/>STDLI_DIG_PORT_C <text:s text:c="9"/>= 0x02,</text:p>
      <text:p text:style-name="P6"><text:s text:c="2"/>STDLI_DIG_PORT_D <text:s text:c="9"/>= 0x03,</text:p>
      <text:p text:style-name="P6"><text:s text:c="2"/>STDLI_DIG_PORT_E <text:s text:c="9"/>= 0x04,</text:p>
      <text:p text:style-name="P6"><text:s text:c="2"/>STDLI_DIG_PORT_F <text:s text:c="9"/>= 0x05,</text:p>
      <text:p text:style-name="P6"><text:s text:c="2"/>STDLI_DIG_PORT_G <text:s text:c="9"/>= 0x06,</text:p>
      <text:p text:style-name="P6"><text:s text:c="2"/>STDLI_DIG_PORT_MASK <text:s text:c="6"/>= 0x07,</text:p>
      <text:p text:style-name="P6"><text:s text:c="2"/>STDLI_DIG_OUT <text:s text:c="12"/>= 0x10,</text:p>
      <text:p text:style-name="P6"><text:s text:c="2"/>STDLI_DIG_HI_DRIVE <text:s text:c="7"/>= 0x20,</text:p>
      <text:p text:style-name="P6"><text:s text:c="2"/>STDLI_DIG_PULLUP <text:s text:c="9"/>= 0x40,</text:p>
      <text:p text:style-name="P6"><text:s text:c="2"/>STDLI_DIG_SMALL_MODEL <text:s text:c="4"/>= 0x80, <text:s text:c="2"/>/* set if PTAPE = 0x1840, PTBPE = 0x1844 */</text:p>
      <text:p text:style-name="P6">} STDLI_DIG_PORT_INFO_E;</text:p>
      <text:h text:style-name="Heading_20_2" text:outline-level="2">Configure digital port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digio_config_dig_port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oft-page-break/><text:s/>* Configure digital port</text:p>
      <text:p text:style-name="P6"><text:s/>* </text:p>
      <text:p text:style-name="P6"><text:s/>* Configure the digital port by setting up direction, pullups if it is an input,</text:p>
      <text:p text:style-name="P6"><text:s/>* or drive strength if it is an output.</text:p>
      <text:p text:style-name="P6"><text:s/>* </text:p>
      <text:p text:style-name="P6"><text:s/>* @param <text:s text:c="2"/>portInfo <text:s text:c="3"/>[in] <text:s text:c="3"/>port, input/output, drive, and pullup </text:p>
      <text:p text:style-name="P6"><text:s/>* @param <text:s text:c="2"/>mask <text:s text:c="7"/>[in] <text:s text:c="3"/>mask of bits to change </text:p>
      <text:p text:style-name="P6"><text:s/>* @param <text:s text:c="2"/>data <text:s text:c="7"/>[in] <text:s text:c="3"/>data for output bits </text:p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digio_config_dig_port(</text:p>
      <text:p text:style-name="P6"><text:s text:c="2"/>STDLI_DIG_PORT_INFO_E <text:s text:c="4"/>portInfo, <text:s/>/* port, input/output, drive, and pullup */</text:p>
      <text:p text:style-name="P6"><text:s text:c="2"/>U8 <text:s text:c="23"/>mask, <text:s text:c="5"/>/* mask of data bits to change */</text:p>
      <text:p text:style-name="P6"><text:s text:c="2"/>U8 <text:s text:c="23"/>data) <text:s text:c="5"/>/* data if output bits, unused if input */ </text:p>
      <text:h text:style-name="Heading_20_2" text:outline-level="2">Read digital port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digio_read_port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Read digital port</text:p>
      <text:p text:style-name="P6"><text:s/>* </text:p>
      <text:p text:style-name="P6"><text:s/>* Use a mask to read and return the digital port data.</text:p>
      <text:p text:style-name="P6"><text:s/>* </text:p>
      <text:p text:style-name="P6"><text:s/>* @param <text:s text:c="2"/>port <text:s text:c="7"/>[in] <text:s text:c="3"/>port such as STDLI_DIG_PORT_A <text:s/></text:p>
      <text:p text:style-name="P6"><text:s/>* @param <text:s text:c="2"/>mask <text:s text:c="7"/>[in] <text:s text:c="3"/>mask of bits to change </text:p>
      <text:p text:style-name="P6"><text:s/>* @return <text:s/>data <text:s text:c="15"/>data read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U8 stdldigio_read_port(</text:p>
      <text:p text:style-name="P6"><text:s text:c="2"/>STDLI_DIG_PORT_INFO_E <text:s text:c="4"/>port, <text:s text:c="8"/>/* data port, ex. NATHI_DIG_PORT_A */</text:p>
      <text:p text:style-name="P6"><text:s text:c="2"/>U8 <text:s text:c="23"/>mask) <text:s text:c="8"/>/* mask of data bits to read */</text:p>
      <text:h text:style-name="Heading_20_2" text:outline-level="2">Write digital port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digio_write_port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Write digital port</text:p>
      <text:p text:style-name="P6"><text:soft-page-break/><text:s/>* </text:p>
      <text:p text:style-name="P6"><text:s/>* Write to a digital port using a bit mask.</text:p>
      <text:p text:style-name="P6"><text:s/>* </text:p>
      <text:p text:style-name="P6"><text:s/>* @param <text:s text:c="2"/>port <text:s text:c="7"/>[in] <text:s text:c="3"/>port such as STDLI_DIG_PORT_A <text:s/></text:p>
      <text:p text:style-name="P6"><text:s/>* @param <text:s text:c="2"/>mask <text:s text:c="7"/>[in] <text:s text:c="3"/>mask of bits to change </text:p>
      <text:p text:style-name="P6"><text:s/>* @param <text:s text:c="2"/>data <text:s text:c="7"/>[in] <text:s text:c="3"/>data to be written </text:p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digio_write_port(</text:p>
      <text:p text:style-name="P6"><text:s text:c="2"/>STDLI_DIG_PORT_INFO_E <text:s text:c="4"/>port, <text:s text:c="8"/>/* data port, ex. STDLI_DIG_PORT_A */</text:p>
      <text:p text:style-name="P6"><text:s text:c="2"/>U8 <text:s text:c="23"/>mask, <text:s text:c="8"/>/* mask of data bits to written */</text:p>
      <text:p text:style-name="P6"><text:s text:c="2"/>U8 <text:s text:c="23"/>data) <text:s text:c="8"/>/* data to write */</text:p>
      <text:h text:style-name="Heading_20_1" text:outline-level="1">ADC Functions</text:h>
      <text:p text:style-name="Standard">The following enumeration is used to identify the ADC port. <text:s/>The structure is used to register an ADC channel to be sampled.</text:p>
      <text:p text:style-name="Standard"/>
      <text:p text:style-name="P6">typedef enum</text:p>
      <text:p text:style-name="P6">{</text:p>
      <text:p text:style-name="P6"><text:s text:c="2"/>STDLI_ADC_PORT0 <text:s text:c="10"/>= 0x00,</text:p>
      <text:p text:style-name="P6"><text:s text:c="2"/>STDLI_ADC_PORT1 <text:s text:c="10"/>= 0x01,</text:p>
      <text:p text:style-name="P6"><text:s text:c="2"/>STDLI_ADC_PORT2 <text:s text:c="10"/>= 0x02,</text:p>
      <text:p text:style-name="P6"><text:s text:c="2"/>STDLI_ADC_PORT3 <text:s text:c="10"/>= 0x03,</text:p>
      <text:p text:style-name="P6"><text:s text:c="2"/>STDLI_ADC_PORT4 <text:s text:c="10"/>= 0x04,</text:p>
      <text:p text:style-name="P6"><text:s text:c="2"/>STDLI_ADC_PORT5 <text:s text:c="10"/>= 0x05,</text:p>
      <text:p text:style-name="P6"><text:s text:c="2"/>STDLI_ADC_PORT6 <text:s text:c="10"/>= 0x06,</text:p>
      <text:p text:style-name="P6"><text:s text:c="2"/>STDLI_ADC_PORT7 <text:s text:c="10"/>= 0x07,</text:p>
      <text:p text:style-name="P6"><text:s text:c="2"/>STDLI_ADC_PORT8 <text:s text:c="10"/>= 0x08,</text:p>
      <text:p text:style-name="P6"><text:s text:c="2"/>STDLI_ADC_PORT9 <text:s text:c="10"/>= 0x09,</text:p>
      <text:p text:style-name="P6"><text:s text:c="2"/>STDLI_ADC_PORT10 <text:s text:c="9"/>= 0x0a,</text:p>
      <text:p text:style-name="P6"><text:s text:c="2"/>STDLI_ADC_PORT11 <text:s text:c="9"/>= 0x0b,</text:p>
      <text:p text:style-name="P6"><text:s text:c="2"/>STDLI_ADC_PORT12 <text:s text:c="9"/>= 0x0c,</text:p>
      <text:p text:style-name="P6"><text:s text:c="2"/>STDLI_ADC_PORT13 <text:s text:c="9"/>= 0x0d,</text:p>
      <text:p text:style-name="P6"><text:s text:c="2"/>STDLI_ADC_PORT14 <text:s text:c="9"/>= 0x0e,</text:p>
      <text:p text:style-name="P6"><text:s text:c="2"/>STDLI_ADC_PORT15 <text:s text:c="9"/>= 0x0f,</text:p>
      <text:p text:style-name="P6"><text:s text:c="2"/>STDLI_ADC_PORT16 <text:s text:c="9"/>= 0x10,</text:p>
      <text:p text:style-name="P6"><text:s text:c="2"/>STDLI_ADC_PORT17 <text:s text:c="9"/>= 0x11,</text:p>
      <text:p text:style-name="P6"><text:s text:c="2"/>STDLI_ADC_PORT18 <text:s text:c="9"/>= 0x12,</text:p>
      <text:p text:style-name="P6"><text:s text:c="2"/>STDLI_ADC_PORT19 <text:s text:c="9"/>= 0x13,</text:p>
      <text:p text:style-name="P6"><text:s text:c="2"/>STDLI_ADC_PORT20 <text:s text:c="9"/>= 0x14,</text:p>
      <text:p text:style-name="P6"><text:s text:c="2"/>STDLI_ADC_PORT21 <text:s text:c="9"/>= 0x15,</text:p>
      <text:p text:style-name="P6"><text:s text:c="2"/>STDLI_ADC_PORT22 <text:s text:c="9"/>= 0x16,</text:p>
      <text:p text:style-name="P6"><text:s text:c="2"/>STDLI_ADC_PORT23 <text:s text:c="9"/>= 0x17,</text:p>
      <text:p text:style-name="P6"><text:s text:c="2"/>STDLI_ADC_TEMP_SENSOR <text:s text:c="4"/>= 0x1a,</text:p>
      <text:p text:style-name="P6"><text:s text:c="2"/>STDLI_ADC_BANDGAP <text:s text:c="8"/>= 0x1b,</text:p>
      <text:p text:style-name="P6"><text:s text:c="2"/>STDLI_ADC_REFHI <text:s text:c="10"/>= 0x1d,</text:p>
      <text:p text:style-name="P6"><text:s text:c="2"/>STDLI_ADC_REFLO <text:s text:c="10"/>= 0x1e,</text:p>
      <text:p text:style-name="P6"><text:s text:c="2"/>STDLI_ADC_MOD_DISABLE <text:s text:c="4"/>= 0x1f,</text:p>
      <text:p text:style-name="P6"><text:s text:c="2"/>STDLI_ADC_PORT_MASK <text:s text:c="6"/>= 0x1f,</text:p>
      <text:p text:style-name="P6"><text:s text:c="2"/>STDLI_ADC_POLL_MODE <text:s text:c="6"/>= 0x40, <text:s text:c="3"/>/* set if ADC channel is polled */</text:p>
      <text:p text:style-name="P6"><text:s text:c="2"/>STDLI_ADC_DIG_SMALL_MODEL = 0x80, <text:s text:c="3"/>/* set if PTAPE = 0x1840, PTBPE = 0x1844 */</text:p>
      <text:p text:style-name="P6"><text:soft-page-break/>} STDLI_ADC_PORT_E;</text:p>
      <text:p text:style-name="P6"/>
      <text:p text:style-name="P6">typedef struct stdli_adc_chan_s</text:p>
      <text:p text:style-name="P6">{</text:p>
      <text:p text:style-name="P6"><text:s text:c="2"/>STDLI_ADC_PORT_E <text:s text:c="9"/>chan;</text:p>
      <text:p text:style-name="P6"><text:s text:c="2"/>void <text:s text:c="21"/>(*adcSample_fp)(U16 cbParam, U16 sample);</text:p>
      <text:p text:style-name="P6"><text:s text:c="2"/>U16 <text:s text:c="22"/>cbParm;</text:p>
      <text:p text:style-name="P6"><text:s text:c="2"/>struct stdli_adc_chan_s <text:s text:c="2"/>*next_p; <text:s text:c="5"/>/* Filled by utility */</text:p>
      <text:p text:style-name="P6">} STDLI_ADC_CHAN_T;</text:p>
      <text:h text:style-name="Heading_20_2" text:outline-level="2">Initialize ADC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adc_init_adc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Initialize the ADC</text:p>
      <text:p text:style-name="P6"><text:s/>* </text:p>
      <text:p text:style-name="P6"><text:s/>* Initialize the ADC including setting up a clock <text:s/></text:p>
      <text:p text:style-name="P6"><text:s/>* </text:p>
      <text:p text:style-name="P6"><text:s/>* @param <text:s text:c="2"/>adcCfg <text:s text:c="5"/>[in] STDLI_ADC_FAST every 1 ms, STDLI_ADC_SLOW once/tick</text:p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adc_init_adc(void)</text:p>
      <text:h text:style-name="Heading_20_2" text:outline-level="2">Register ADC channel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adc_reg_adc_chan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Register the ADC channel to be sampled</text:p>
      <text:p text:style-name="P6"><text:s/>* </text:p>
      <text:p text:style-name="P6"><text:s/>* Register the ADC channel by adding it to the ADC linked list. <text:s/>If the</text:p>
      <text:p text:style-name="P6"><text:s/>* ADC channel is previously configured, an error is returned. <text:s/>Set up the</text:p>
      <text:p text:style-name="P6"><text:s/>* pin control and the digital port. </text:p>
      <text:p text:style-name="P6"><text:s/>* </text:p>
      <text:p text:style-name="P6"><text:s/>* @param <text:s text:c="2"/>chanInfo <text:s text:c="3"/>[in] <text:s text:c="3"/>ptr to ADC chan, and callback info</text:p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<text:soft-page-break/>STDLI_ERR_E stdladc_reg_adc_chan(</text:p>
      <text:p text:style-name="P6"><text:s text:c="2"/>STDLI_ADC_CHAN_T <text:s text:c="9"/>*adcChan_p) <text:s text:c="2"/>/* ptr to ADC chan, callback info */</text:p>
      <text:h text:style-name="Heading_20_2" text:outline-level="2">Poll ADC Complet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adc_adc_complete_poll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Standard"><text:span text:style-name="T6"><text:s/>* Poll </text:span><text:span text:style-name="T6">ADC Complete</text:span></text:p>
      <text:p text:style-name="P6"><text:s/>*</text:p>
      <text:p text:style-name="Standard"><text:span text:style-name="T6"><text:s/>* Check if </text:span><text:span text:style-name="T6">ADC complete </text:span><text:span text:style-name="T6">occurred. <text:s/>If so, call the interrupts service routine</text:span></text:p>
      <text:p text:style-name="P6"><text:s/>* to process and clear the interrupt.</text:p>
      <text:p text:style-name="P6"><text:s/>*</text:p>
      <text:p text:style-name="P6"><text:s/>* @param <text:s text:c="2"/>None </text:p>
      <text:p text:style-name="P6"><text:s/>* @return <text:s/>None</text:p>
      <text:p text:style-name="P6"><text:s/>*</text:p>
      <text:p text:style-name="P6"><text:s/>* @pre <text:s text:c="4"/>None</text:p>
      <text:p text:style-name="P6"><text:s/>* @note <text:s text:c="3"/>None</text:p>
      <text:p text:style-name="P6"><text:s/>*</text:p>
      <text:p text:style-name="P6"><text:s/>* ===============================================================================</text:p>
      <text:p text:style-name="P6"><text:s/>*/</text:p>
      <text:p text:style-name="P6">void stdladc_adc_complete_poll(void)</text:p>
      <text:h text:style-name="Heading_20_2" text:outline-level="2">Start ADC sampling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adc_start_adc_sampling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the ADC sampling</text:p>
      <text:p text:style-name="P6"><text:s/>* </text:p>
      <text:p text:style-name="P6"><text:s/>* At the next 1 ms clock tick, the ADC will start sampling, and move from the</text:p>
      <text:p text:style-name="P6"><text:s/>* lowest channel to the highest channel. <text:s/></text:p>
      <text:p text:style-name="P6"><text:s/>* </text:p>
      <text:p text:style-name="P6"><text:s/>* @param <text:s text:c="2"/>None</text:p>
      <text:p text:style-name="P6"><text:s/>* @return <text:s/>STDLI_ADC_NO_CHAN_REG <text:s/>- No ADC channels registered <text:s/>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STDLI_ERR_E stdladc_start_adc_sampling(void)</text:p>
      <text:h text:style-name="Heading_20_1" text:outline-level="1">EEPROM/Flash Functions</text:h>
      <text:p text:style-name="Standard">The following functions are used to erase or write to EEPROM/Flash. <text:s/></text:p>
      <text:h text:style-name="Heading_20_2" text:outline-level="2"><text:soft-page-break/>Initialize EEPROM address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eeprom_init_eeprom_addr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Initialize EEPROM address</text:p>
      <text:p text:style-name="P6"><text:s/>* </text:p>
      <text:p text:style-name="P6"><text:s/>* Initialize EEPROM address. <text:s/>The EEPROM address allows the library to support</text:p>
      <text:p text:style-name="P6"><text:s/>* multiple processors.</text:p>
      <text:p text:style-name="P6"><text:s/>* </text:p>
      <text:p text:style-name="P6"><text:s/>* @param <text:s text:c="2"/>addr_p <text:s text:c="5"/>[in] <text:s text:c="3"/>ptr to first addr of eeprom</text:p>
      <text:p text:style-name="P6"><text:s/>* @return <text:s/>None</text:p>
      <text:p text:style-name="P6"><text:s/>* </text:p>
      <text:p text:style-name="P6"><text:s/>* @pre None </text:p>
      <text:p text:style-name="P6"><text:s/>* @note 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eeprom_init_eeprom_addr( </text:p>
      <text:p text:style-name="P6"><text:s text:c="2"/>U8 <text:s text:c="23"/>*addr_p) <text:s text:c="5"/>/* ptr to first addr of eeprom */</text:p>
      <text:h text:style-name="Heading_20_2" text:outline-level="2">Start EEPROM Sector Eras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eeprom_start_sector_eras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EEPROM sector erase</text:p>
      <text:p text:style-name="P6"><text:s/>* </text:p>
      <text:p text:style-name="P6"><text:s/>* Initiate a sector erase in the EEPROM.</text:p>
      <text:p text:style-name="P6"><text:s/>* </text:p>
      <text:p text:style-name="P6"><text:s/>* @param <text:s text:c="2"/>addr_p <text:s text:c="5"/>[in] <text:s text:c="3"/>ptr to EEPROM sector address to erase</text:p>
      <text:p text:style-name="P6"><text:s/>* @return <text:s/>None</text:p>
      <text:p text:style-name="P6"><text:s/>* </text:p>
      <text:p text:style-name="P6"><text:s/>* @pre None </text:p>
      <text:p text:style-name="P6"><text:s/>* @note 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eeprom_start_sector_erase( </text:p>
      <text:p text:style-name="P6"><text:s text:c="2"/>U8 <text:s text:c="23"/>*addr_p) <text:s text:c="5"/>/* ptr to sector addr in eeprom */</text:p>
      <text:h text:style-name="Heading_20_2" text:outline-level="2">Check Command Don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eeprom_check_cmd_done</text:p>
      <text:p text:style-name="P6"><text:s/>* </text:p>
      <text:p text:style-name="P6"><text:s/>* ===============================================================================</text:p>
      <text:p text:style-name="P6"><text:soft-page-break/><text:s/>*/</text:p>
      <text:p text:style-name="P6">/**</text:p>
      <text:p text:style-name="P6"><text:s/>* Check if an EEPROM cmd is done</text:p>
      <text:p text:style-name="P6"><text:s/>* </text:p>
      <text:p text:style-name="P6"><text:s/>* Check if the EEPROM cmd is done by checking if the FCCF bit is set.</text:p>
      <text:p text:style-name="P6"><text:s/>* </text:p>
      <text:p text:style-name="P6"><text:s/>* @param <text:s text:c="2"/>None</text:p>
      <text:p text:style-name="P6"><text:s/>* @return <text:s/>None</text:p>
      <text:p text:style-name="P6"><text:s/>* </text:p>
      <text:p text:style-name="P6"><text:s/>* @pre None </text:p>
      <text:p text:style-name="P6"><text:s/>* @note 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BOOL stdleeprom_check_cmd_done(void)</text:p>
      <text:h text:style-name="Heading_20_2" text:outline-level="2">Start EEPROM Writ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eeprom_start_writ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EEPROM write byte</text:p>
      <text:p text:style-name="P6"><text:s/>* </text:p>
      <text:p text:style-name="P6"><text:s/>* Initiate a write byte to the EEPROM.</text:p>
      <text:p text:style-name="P6"><text:s/>* </text:p>
      <text:p text:style-name="P6"><text:s/>* @param <text:s text:c="2"/>addr_p <text:s text:c="5"/>[in] <text:s text:c="3"/>ptr to EEPROM sector address to write</text:p>
      <text:p text:style-name="P6"><text:s/>* @param <text:s text:c="2"/>data <text:s text:c="7"/>[in] <text:s text:c="3"/>data to write</text:p>
      <text:p text:style-name="P6"><text:s/>* @return <text:s/>None</text:p>
      <text:p text:style-name="P6"><text:s/>* </text:p>
      <text:p text:style-name="P6"><text:s/>* @pre None </text:p>
      <text:p text:style-name="P6"><text:s/>* @note User must insure that the data is erased.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eeprom_start_write( </text:p>
      <text:p text:style-name="P6"><text:s text:c="2"/>U8 <text:s text:c="23"/>*addr_p, <text:s text:c="5"/>/* ptr to addr in eeprom to write */</text:p>
      <text:p text:style-name="P6"><text:s text:c="2"/>U8 <text:s text:c="23"/>data) <text:s text:c="8"/>/* data to write */</text:p>
      <text:h text:style-name="Heading_20_2" text:outline-level="2">Start Flash Sector Eras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eeprom_start_flash_sector_eras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Flash sector erase</text:p>
      <text:p text:style-name="P6"><text:s/>* </text:p>
      <text:p text:style-name="P6"><text:s/>* Initiate a sector erase in the Flash.</text:p>
      <text:p text:style-name="P6"><text:s/>* </text:p>
      <text:p text:style-name="P6"><text:s/>* @param <text:s text:c="2"/>addr_p <text:s text:c="5"/>[in] <text:s text:c="3"/>ptr to Flash sector address to erase</text:p>
      <text:p text:style-name="P6"><text:soft-page-break/><text:s/>* @return <text:s/>None</text:p>
      <text:p text:style-name="P6"><text:s/>* </text:p>
      <text:p text:style-name="P6"><text:s/>* @pre None </text:p>
      <text:p text:style-name="P6"><text:s/>* @note 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eeprom_start_flash_sector_erase( </text:p>
      <text:p text:style-name="P6"><text:s text:c="2"/>U8 <text:s text:c="23"/>*addr_p) <text:s text:c="5"/>/* ptr to sector addr in eeprom */</text:p>
      <text:h text:style-name="Heading_20_2" text:outline-level="2">Start Flash Writ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eeprom_start_flash_writ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Flash write byte</text:p>
      <text:p text:style-name="P6"><text:s/>* </text:p>
      <text:p text:style-name="P6"><text:s/>* Initiate a write byte to the Flash.</text:p>
      <text:p text:style-name="P6"><text:s/>* </text:p>
      <text:p text:style-name="P6"><text:s/>* @param <text:s text:c="2"/>addr_p <text:s text:c="5"/>[in] <text:s text:c="3"/>ptr to Flash sector address to write</text:p>
      <text:p text:style-name="P6"><text:s/>* @param <text:s text:c="2"/>data <text:s text:c="7"/>[in] <text:s text:c="3"/>data to write</text:p>
      <text:p text:style-name="P6"><text:s/>* @return <text:s/>None</text:p>
      <text:p text:style-name="P6"><text:s/>* </text:p>
      <text:p text:style-name="P6"><text:s/>* @pre None </text:p>
      <text:p text:style-name="P6"><text:s/>* @note User must insure that the data is erased.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eeprom_start_flash_write( </text:p>
      <text:p text:style-name="P6"><text:s text:c="2"/>U8 <text:s text:c="23"/>*addr_p, <text:s text:c="5"/>/* ptr to addr in eeprom to write */</text:p>
      <text:p text:style-name="P6"><text:s text:c="2"/>U8 <text:s text:c="23"/>data) <text:s text:c="8"/>/* data to write */</text:p>
      <text:h text:style-name="Heading_20_1" text:outline-level="1">Event Functions</text:h>
      <text:p text:style-name="Standard">The structure is used as an event log:</text:p>
      <text:p text:style-name="Standard"/>
      <text:p text:style-name="P6">typedef struct</text:p>
      <text:p text:style-name="P6">{</text:p>
      <text:p text:style-name="P6"><text:s text:c="2"/>U32 <text:s text:c="22"/>event;</text:p>
      <text:p text:style-name="P6"><text:s text:c="2"/>U32 <text:s text:c="22"/>timeStamp;</text:p>
      <text:p text:style-name="P6"><text:s text:c="2"/>U16 <text:s text:c="22"/>data[2];</text:p>
      <text:p text:style-name="P6">} STDLI_EVENT_LOG_T;</text:p>
      <text:h text:style-name="Heading_20_2" text:outline-level="2">Initialize event log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evt_init_log_event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oft-page-break/><text:s/>* Initialize the event log.</text:p>
      <text:p text:style-name="P6"><text:s/>* </text:p>
      <text:p text:style-name="P6"><text:s/>* Initialize the event log. <text:s/>It must be handed in the address of the first event</text:p>
      <text:p text:style-name="P6"><text:s/>* log entry, the address of the end of the log, and the starting EEPROM address.</text:p>
      <text:p text:style-name="P6"><text:s/>* The EEPROM address allows the library to support multiple processors. <text:s/>If the</text:p>
      <text:p text:style-name="P6"><text:s/>* event log is to be stored in Flash instead of EEPROM, eeprom_p must be 0.</text:p>
      <text:p text:style-name="P6"><text:s/>* </text:p>
      <text:p text:style-name="P6"><text:s/>* @param <text:s text:c="2"/>firstEvt_p <text:s/>[in] <text:s text:c="3"/>ptr to first event log entry</text:p>
      <text:p text:style-name="P6"><text:s/>* @param <text:s text:c="2"/>endLog_p <text:s text:c="3"/>[in] <text:s text:c="3"/>ptr to the end of the log</text:p>
      <text:p text:style-name="P6"><text:s/>* @param <text:s text:c="2"/>eeprom_p <text:s text:c="3"/>[in] <text:s text:c="3"/>ptr to first addr of EEPROM, or 0 for Flash</text:p>
      <text:p text:style-name="P6"><text:s/>* @return <text:s/>STDLI_NO_EVENTS_AVAIL <text:s text:c="2"/>- Event log is completely filled</text:p>
      <text:p text:style-name="P6"><text:s/>* </text:p>
      <text:p text:style-name="P6"><text:s/>* @pre None </text:p>
      <text:p text:style-name="P6"><text:s/>* @note First and end addresses must be within the EEPROM memory.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STDLI_ERR_E stdlevt_init_log_event( </text:p>
      <text:p text:style-name="P6"><text:s text:c="2"/>STDLI_EVENT_LOG_T <text:s text:c="8"/>*firstEvt_p, <text:s/>/* ptr to first event log entry */</text:p>
      <text:p text:style-name="P6"><text:s text:c="2"/>U8 <text:s text:c="23"/>*endLog_p, <text:s text:c="3"/>/* ptr to the end of the log */</text:p>
      <text:p text:style-name="P6"><text:s text:c="2"/>U8 <text:s text:c="23"/>*eeprom_p) <text:s text:c="3"/>/* EEPROM start or 0 for log in Flash */</text:p>
      <text:h text:style-name="Heading_20_2" text:outline-level="2">Log Event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evt_log_event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Log an event</text:p>
      <text:p text:style-name="P6"><text:s/>* </text:p>
      <text:p text:style-name="P6"><text:s/>* This function is usually called through a macro. <text:s/>The macro fills out the</text:p>
      <text:p text:style-name="P6"><text:s/>* fileId and lineNum. <text:s/>The current time is grabbed, and the next unused event</text:p>
      <text:p text:style-name="P6"><text:s/>* is located. <text:s/>The log record is stored in the EEPROM. <text:s/>If this is a k_fatal</text:p>
      <text:p text:style-name="P6"><text:s/>* event, the processor is reset.</text:p>
      <text:p text:style-name="P6"><text:s/>* </text:p>
      <text:p text:style-name="P6"><text:s/>* @param <text:s text:c="2"/>eventId <text:s text:c="4"/>[in] <text:s text:c="3"/>(event &lt;&lt; 20) | (fileId &lt;&lt; 12) | lineNum</text:p>
      <text:p text:style-name="P6"><text:s/>* @param <text:s text:c="2"/>data1 <text:s text:c="6"/>[in] <text:s text:c="3"/>16 bits of extra info which is event specific</text:p>
      <text:p text:style-name="P6"><text:s/>* @param <text:s text:c="2"/>data2 <text:s text:c="6"/>[in] <text:s text:c="3"/>16 bits of extra info which is event specific</text:p>
      <text:p text:style-name="P6"><text:s/>* @param <text:s text:c="2"/>k_fatal <text:s text:c="4"/>[in] <text:s text:c="3"/>TRUE if this is a k_fatal event.</text:p>
      <text:p text:style-name="P6"><text:s/>* @return <text:s/>None</text:p>
      <text:p text:style-name="P6"><text:s/>* </text:p>
      <text:p text:style-name="P6"><text:s/>* @pre <text:s/>stdlevt_start_timing_clock </text:p>
      <text:p text:style-name="P6"><text:s/>* @note 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evt_log_event( </text:p>
      <text:p text:style-name="P6"><text:s text:c="2"/>U32 <text:s text:c="22"/>eventId, <text:s text:c="5"/>/* event id, includes event/file/line */</text:p>
      <text:p text:style-name="P6"><text:s text:c="2"/>U16 <text:s text:c="22"/>data1, <text:s text:c="7"/>/* event spec data */</text:p>
      <text:p text:style-name="P6"><text:s text:c="2"/>U16 <text:s text:c="22"/>data2, <text:s text:c="7"/>/* event spec data */</text:p>
      <text:p text:style-name="P6"><text:s text:c="2"/>BOOL <text:s text:c="21"/>kFatal) <text:s text:c="6"/>/* TRUE if this is a k_fatal */</text:p>
      <text:h text:style-name="Heading_20_2" text:outline-level="2"><text:soft-page-break/>STDLI_K_FATAL_M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I_K_FATAL_M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The K_FATAL macro</text:p>
      <text:p text:style-name="P6"><text:s/>* </text:p>
      <text:p text:style-name="P6"><text:s/>* The K_FATAL macro fills out an event record with current fileId and lineNum.</text:p>
      <text:p text:style-name="P6"><text:s/>* The current time is grabbed, and the next unused event is located.</text:p>
      <text:p text:style-name="P6"><text:s/>* The log record is stored in the EEPROM. <text:s/>The processor is reset.</text:p>
      <text:p text:style-name="P6"><text:s/>* </text:p>
      <text:p text:style-name="P6"><text:s/>* @param <text:s text:c="2"/>eventId <text:s text:c="4"/>[in] <text:s text:c="3"/>12 bit event identifier</text:p>
      <text:p text:style-name="P6"><text:s/>* @param <text:s text:c="2"/>data1 <text:s text:c="6"/>[in] <text:s text:c="3"/>16 bits of extra info which is event specific</text:p>
      <text:p text:style-name="P6"><text:s/>* @param <text:s text:c="2"/>data2 <text:s text:c="6"/>[in] <text:s text:c="3"/>16 bits of extra info which is event specific</text:p>
      <text:p text:style-name="P6"><text:s/>* @return <text:s/>None</text:p>
      <text:p text:style-name="P6"><text:s/>* </text:p>
      <text:p text:style-name="P6"><text:s/>* @pre <text:s/>stdltime_start_timing_clock </text:p>
      <text:p text:style-name="P6"><text:s/>* @note Processor is reset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#define STDLI_K_FATAL_M(event, data1, data2) <text:s text:c="19"/>\</text:p>
      <text:h text:style-name="Heading_20_2" text:outline-level="2">STDLI_LOG_EVENT_M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I_LOG_EVENT_M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The LOG_EVENT macro</text:p>
      <text:p text:style-name="P6"><text:s/>* </text:p>
      <text:p text:style-name="P6"><text:s/>* The LOG_EVENT macro fills out an event record with current fileId and lineNum.</text:p>
      <text:p text:style-name="P6"><text:s/>* The current time is grabbed, and the next unused event is located.</text:p>
      <text:p text:style-name="P6"><text:s/>* The log record is stored in the EEPROM.</text:p>
      <text:p text:style-name="P6"><text:s/>* </text:p>
      <text:p text:style-name="P6"><text:s/>* @param <text:s text:c="2"/>eventId <text:s text:c="4"/>[in] <text:s text:c="3"/>12 bit event identifier</text:p>
      <text:p text:style-name="P6"><text:s/>* @param <text:s text:c="2"/>data1 <text:s text:c="6"/>[in] <text:s text:c="3"/>16 bits of extra info which is event specific</text:p>
      <text:p text:style-name="P6"><text:s/>* @param <text:s text:c="2"/>data2 <text:s text:c="6"/>[in] <text:s text:c="3"/>16 bits of extra info which is event specific</text:p>
      <text:p text:style-name="P6"><text:s/>* @return <text:s/>None</text:p>
      <text:p text:style-name="P6"><text:s/>* </text:p>
      <text:p text:style-name="P6"><text:s/>* @pre <text:s/>stdltime_start_timing_clock </text:p>
      <text:p text:style-name="P6"><text:s/>* @note 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#define STDLI_LOG_EVENT_M(event, data1, data2) <text:s text:c="17"/>\</text:p>
      <text:h text:style-name="Heading_20_1" text:outline-level="1"><text:soft-page-break/>Serial Functions</text:h>
      <text:p text:style-name="Standard">The following enumeration is used to identify the serial port:</text:p>
      <text:p text:style-name="Standard"/>
      <text:p text:style-name="P6">typedef enum</text:p>
      <text:p text:style-name="P6">{</text:p>
      <text:p text:style-name="P6"><text:s text:c="2"/>STDLI_SER_PORT_1 <text:s text:c="9"/>= 0x00,</text:p>
      <text:p text:style-name="P6"><text:s text:c="2"/>STDLI_SER_PORT_2 <text:s text:c="9"/>= 0x01,</text:p>
      <text:p text:style-name="P6"><text:s text:c="2"/>STDLI_NUM_SER_PORT <text:s text:c="7"/>= 0x02,</text:p>
      <text:p text:style-name="P6"><text:s text:c="2"/>STDLI_POLL_SER_PORT <text:s text:c="6"/>= 0x80,</text:p>
      <text:p text:style-name="P6">} STDLI_SER_PORT_E;</text:p>
      <text:p text:style-name="P6"/>
      <text:p text:style-name="Standard">The following structure is used to initialize the serial port:</text:p>
      <text:p text:style-name="Standard"/>
      <text:p text:style-name="P6">typedef struct</text:p>
      <text:p text:style-name="P6">{</text:p>
      <text:p text:style-name="P6"><text:s text:c="2"/>U8 <text:s text:c="23"/>*txBuf_p;</text:p>
      <text:p text:style-name="P6"><text:s text:c="2"/>U8 <text:s text:c="23"/>txBufSize;</text:p>
      <text:p text:style-name="P6"><text:s text:c="2"/>void <text:s text:c="21"/>(*rxSerChar_fp)(U16 cbParm, U8 data);</text:p>
      <text:p text:style-name="P6"><text:s text:c="2"/>U16 <text:s text:c="22"/>cbParm;</text:p>
      <text:p text:style-name="P6"><text:s text:c="2"/>U8 <text:s text:c="23"/>curTxHead; <text:s text:c="3"/>/* Filled by utility */</text:p>
      <text:p text:style-name="P6"><text:s text:c="2"/>U8 <text:s text:c="23"/>curTxTail; <text:s text:c="3"/>/* Filled by utility */</text:p>
      <text:p text:style-name="P6"><text:s text:c="2"/>BOOL <text:s text:c="21"/>txAct; <text:s text:c="7"/>/* Filled by utility */</text:p>
      <text:p text:style-name="P6"><text:s text:c="2"/>U8 <text:s text:c="23"/>pollBit; <text:s text:c="5"/>/* Filled by utility */</text:p>
      <text:p text:style-name="P6">} STDLI_SER_INFO_T;</text:p>
      <text:h text:style-name="Heading_20_2" text:outline-level="2">Initialize serial modul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ser_ser_module_init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Initialize the serial port module</text:p>
      <text:p text:style-name="P6"><text:s/>* </text:p>
      <text:p text:style-name="P6"><text:s/>* Initialize the global serial port data.</text:p>
      <text:p text:style-name="P6"><text:s/>* </text:p>
      <text:p text:style-name="P6"><text:s/>* @param <text:s text:c="2"/>None </text:p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ser_ser_module_init(void)</text:p>
      <text:h text:style-name="Heading_20_2" text:outline-level="2">Initialize serial port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ser_init_ser_port</text:p>
      <text:p text:style-name="P6"><text:s/>* </text:p>
      <text:p text:style-name="P6"><text:s/>* ===============================================================================</text:p>
      <text:p text:style-name="P6"><text:soft-page-break/><text:s/>*/</text:p>
      <text:p text:style-name="P6">/**</text:p>
      <text:p text:style-name="P6"><text:s/>* Initialize a serial port</text:p>
      <text:p text:style-name="P6"><text:s/>* </text:p>
      <text:p text:style-name="P6"><text:s/>* Initialize head and tail to 0, and make xmt inactive. Configure the port</text:p>
      <text:p text:style-name="P6"><text:s/>* to 19.2 kbps, 8, N, 1, and enable the rcv interrupt.</text:p>
      <text:p text:style-name="P6"><text:s/>* </text:p>
      <text:p text:style-name="P6"><text:s/>* @param <text:s text:c="2"/>portNum <text:s text:c="4"/>[in] <text:s text:c="3"/>Either STDLI_SER_PORT_1 or STDLI_SER_PORT_2</text:p>
      <text:p text:style-name="P6"><text:s/>* <text:s text:c="29"/>OR in STDLI_POLL_SER_PORT if polling</text:p>
      <text:p text:style-name="P6"/>
      <text:p text:style-name="P6"><text:s/>* @param <text:s text:c="2"/>serInfo_p <text:s text:c="2"/>[in] <text:s text:c="3"/>Info for the serial port state. <text:s/>Since the passed</text:p>
      <text:p text:style-name="P6"><text:s/>* <text:s text:c="29"/>structure is not copied, it must be statically</text:p>
      <text:p text:style-name="P6"><text:s/>* <text:s text:c="29"/>allocated. <text:s/>Serial state contains ptr to txBuf,</text:p>
      <text:p text:style-name="P6"><text:s/>* <text:s text:c="29"/>size of txBuf, rxChar callback function addr,</text:p>
      <text:p text:style-name="P6"><text:s/>* <text:s text:c="29"/>callback parameter handed to rxChar function.</text:p>
      <text:p text:style-name="P6"><text:s/>* @return <text:s/>None</text:p>
      <text:p text:style-name="P6"><text:s/>* </text:p>
      <text:p text:style-name="P6"><text:s/>* @pre <text:s text:c="4"/>stdlser_init_ser_module must be called first.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ser_init_ser_port(</text:p>
      <text:p text:style-name="P6"><text:s text:c="2"/>STDLI_SER_PORT_E <text:s text:c="9"/>portNum, <text:s text:c="3"/>/* Serial port number or poll port*/</text:p>
      <text:p text:style-name="P6"><text:s text:c="2"/>STDLI_SER_INFO_T <text:s text:c="9"/>*serInfo_p) /* Ser state, txBuf addr, txBuf size, rx</text:p>
      <text:p text:style-name="P6"><text:s text:c="41"/>* <text:s/>callback func.</text:p>
      <text:p text:style-name="P6"><text:s text:c="41"/>*/</text:p>
      <text:h text:style-name="Heading_20_2" text:outline-level="2">Poll Serial Port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ser_portx_poll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Poll the serial port</text:p>
      <text:p text:style-name="P6"><text:s/>* </text:p>
      <text:p text:style-name="Standard"><text:span text:style-name="T6"><text:s/>* </text:span><text:span text:style-name="T6">Poll the serial port to see if any data has been transmitted or received.</text:span></text:p>
      <text:p text:style-name="P6"><text:s/>* </text:p>
      <text:p text:style-name="P6"><text:s/>* @param <text:s text:c="2"/>None </text:p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Standard">void <text:span text:style-name="T6">stdlser</text:span>_port1_poll(void)</text:p>
      <text:p text:style-name="Standard">void <text:span text:style-name="T6">stdlser</text:span>_port2_poll(void)</text:p>
      <text:h text:style-name="Heading_20_2" text:outline-level="2">Transmit data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oft-page-break/><text:s/>* Name: stdlser_xmt_data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Function for transmitting data on a serial port</text:p>
      <text:p text:style-name="P6"><text:s/>* </text:p>
      <text:p text:style-name="P6"><text:s/>* Copy xmt data to the xmt data queue if space is available. <text:s/>If no space is</text:p>
      <text:p text:style-name="P6"><text:s/>* avail, either block waiting for space (while petting the watchdog), or return</text:p>
      <text:p text:style-name="P6"><text:s/>* the number of chars that were sent.</text:p>
      <text:p text:style-name="P6"><text:s/>* </text:p>
      <text:p text:style-name="P6"><text:s/>* @param <text:s text:c="2"/>portNum <text:s text:c="4"/>[in] <text:s text:c="3"/>Either STDLI_SER_PORT_1 or STDLI_SER_PORT_2</text:p>
      <text:p text:style-name="P6"><text:s/>* @param <text:s text:c="2"/>blocking <text:s text:c="3"/>[in] <text:s text:c="3"/>TRUE if wait forever put the tx data on the queue</text:p>
      <text:p text:style-name="P6"><text:s/>* @param <text:s text:c="2"/>data_p <text:s text:c="5"/>[in] <text:s text:c="3"/>Ptr to data to xmt</text:p>
      <text:p text:style-name="P6"><text:s/>* @param <text:s text:c="2"/>numChar <text:s text:c="4"/>[in] <text:s text:c="3"/>Num chars to xmt</text:p>
      <text:p text:style-name="P6"><text:s/>* @return <text:s/>Num chars sent, always numChar if blocking = TRUE</text:p>
      <text:p text:style-name="P6"><text:s/>* </text:p>
      <text:p text:style-name="P6"><text:s/>* @pre <text:s text:c="4"/>stdlser_init_ser_port must be called first.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U8 stdlser_xmt_data(</text:p>
      <text:p text:style-name="P6"><text:s text:c="2"/>STDLI_SER_PORT_E <text:s text:c="9"/>portNum, <text:s text:c="3"/>/* Serial port number */</text:p>
      <text:p text:style-name="P6"><text:s text:c="2"/>BOOL <text:s text:c="21"/>blocking, <text:s text:c="2"/>/* TRUE to block when queuing xmt data */</text:p>
      <text:p text:style-name="P6"><text:s text:c="2"/>U8 <text:s text:c="23"/>*data_p, <text:s text:c="3"/>/* Ptr to data to xmt */</text:p>
      <text:p text:style-name="P6"><text:s text:c="2"/>U16 <text:s text:c="22"/>numChar) <text:s text:c="3"/>/* Num chars to xmt */</text:p>
      <text:h text:style-name="Heading_20_2" text:outline-level="2">Calculate CRC8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ser_calc_crc8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Function for calculating the CRC8 of a data stream</text:p>
      <text:p text:style-name="P6"><text:s/>* </text:p>
      <text:p text:style-name="P6"><text:s/>* Set the initial value of the CRC8 to 0xff, and run the CRC8 calculation using</text:p>
      <text:p text:style-name="P6"><text:s/>* a 16 entry lookup table.</text:p>
      <text:p text:style-name="P6"><text:s/>* </text:p>
      <text:p text:style-name="P6"><text:s/>* @param <text:s text:c="2"/>length <text:s text:c="5"/>[in] <text:s text:c="3"/>Num chars in data stream</text:p>
      <text:p text:style-name="P6"><text:s/>* @param <text:s text:c="2"/>data_p <text:s text:c="5"/>[in] <text:s text:c="3"/>Ptr to data stream</text:p>
      <text:p text:style-name="P6"><text:s/>* @return <text:s/>CRC8</text:p>
      <text:p text:style-name="P6"><text:s/>* </text:p>
      <text:p text:style-name="P6"><text:s/>* @pre <text:s text:c="4"/>None</text:p>
      <text:p text:style-name="P6"><text:s/>* @note <text:s text:c="3"/>Generator polynomial is x^8+x^2+x+1. <text:s/>Initial value is 0xff to</text:p>
      <text:p text:style-name="P6"><text:s/>* conform to the ATM HEC CRC8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U8 stdlser_calc_crc8(</text:p>
      <text:p text:style-name="P6"><text:s text:c="2"/>U8 <text:s text:c="23"/>length, <text:s text:c="6"/>/* Num chars in data stream */</text:p>
      <text:p text:style-name="P6"><text:s text:c="2"/>U8 <text:s text:c="23"/>*data_p) <text:s text:c="5"/>/* Ptr to data stream */</text:p>
      <text:h text:style-name="Heading_20_1" text:outline-level="1"><text:soft-page-break/>PWM Functions</text:h>
      <text:p text:style-name="Standard">The following enumeration is used to identify the TPM number, and PWM channel:</text:p>
      <text:p text:style-name="Standard"/>
      <text:p text:style-name="P6">typedef enum</text:p>
      <text:p text:style-name="P6">{</text:p>
      <text:p text:style-name="P6"><text:s text:c="2"/>STDLI_TPM_1 <text:s text:c="14"/>= 0x00,</text:p>
      <text:p text:style-name="P6"><text:s text:c="2"/>STDLI_TPM_2 <text:s text:c="14"/>= 0x40,</text:p>
      <text:p text:style-name="P6"><text:s text:c="2"/>STDLI_PWM_CHAN_0 <text:s text:c="9"/>= 0x00,</text:p>
      <text:p text:style-name="P6"><text:s text:c="2"/>STDLI_PWM_CHAN_1 <text:s text:c="9"/>= 0x01,</text:p>
      <text:p text:style-name="P6"><text:s text:c="2"/>STDLI_PWM_CHAN_2 <text:s text:c="9"/>= 0x02,</text:p>
      <text:p text:style-name="P6"><text:s text:c="2"/>STDLI_PWM_CHAN_3 <text:s text:c="9"/>= 0x03,</text:p>
      <text:p text:style-name="P6"><text:s text:c="2"/>STDLI_PWM_CHAN_4 <text:s text:c="9"/>= 0x04,</text:p>
      <text:p text:style-name="P6"><text:s text:c="2"/>STDLI_PWM_CHAN_5 <text:s text:c="9"/>= 0x05,</text:p>
      <text:p text:style-name="P6"><text:s text:c="2"/>STDLI_MAX_PWM_CHAN <text:s text:c="7"/>= 0x06,</text:p>
      <text:p text:style-name="P6"><text:s text:c="2"/>STDLI_PWM_CHAN_MASK <text:s text:c="6"/>= 0x07,</text:p>
      <text:p text:style-name="P6"><text:s text:c="2"/>STDLI_TPM_MASK <text:s text:c="11"/>= 0x40, <text:s text:c="6"/>/* Note: Matches with HW addr offset */</text:p>
      <text:p text:style-name="P6">} STDLI_TPM_CHAN_E;</text:p>
      <text:p text:style-name="P6"/>
      <text:p text:style-name="Standard">The following enumeration are the states that a capture channel uses, these are not needed by the <text:user-defined text:name="Project">StdLib</text:user-defined> client:</text:p>
      <text:p text:style-name="Standard"/>
      <text:p text:style-name="P6">typedef enum</text:p>
      <text:p text:style-name="P6">{</text:p>
      <text:p text:style-name="P6"><text:s text:c="2"/>STDLI_CAP_IDLE <text:s text:c="11"/>= 0x00,</text:p>
      <text:p text:style-name="P6"><text:s text:c="2"/>STDLI_CAP_START <text:s text:c="10"/>= 0x01,</text:p>
      <text:p text:style-name="P6"><text:s text:c="2"/>STDLI_CAP_FIRST_SMPLE <text:s text:c="4"/>= 0x02,</text:p>
      <text:p text:style-name="P6">} STDLI_CAP_STATE_E;</text:p>
      <text:p text:style-name="P6"/>
      <text:p text:style-name="Standard">The following structure is used to configure a capture channel:</text:p>
      <text:p text:style-name="Standard"/>
      <text:p text:style-name="P6">typedef struct stdli_cap_s</text:p>
      <text:p text:style-name="P6">{</text:p>
      <text:p text:style-name="P6"><text:s text:c="2"/>STDLI_TPM_CHAN_E <text:s text:c="9"/>capChan;</text:p>
      <text:p text:style-name="P6"><text:s text:c="2"/>void <text:s text:c="21"/>(*capDone_fp)(U16 cbParm, U16 data);</text:p>
      <text:p text:style-name="P6"><text:s text:c="2"/>U16 <text:s text:c="22"/>cbParm;</text:p>
      <text:p text:style-name="P6"><text:s text:c="2"/>U8 <text:s text:c="23"/>maxTicks;</text:p>
      <text:p text:style-name="P6"><text:s text:c="2"/>U16 <text:s text:c="22"/>startCnt; <text:s text:c="4"/>/* Filled by utility */</text:p>
      <text:p text:style-name="P6"><text:s text:c="2"/>STDLI_CAP_STATE_E <text:s text:c="8"/>state; <text:s text:c="7"/>/* Filled by utility */</text:p>
      <text:p text:style-name="P6"><text:s text:c="2"/>U8 <text:s text:c="23"/>tickCnt; <text:s text:c="5"/>/* Filled by utility */</text:p>
      <text:p text:style-name="P6"><text:s text:c="2"/>struct stdlii_cap_s <text:s text:c="6"/>*next_p; <text:s text:c="5"/>/* Filled by utility */</text:p>
      <text:p text:style-name="P6">} STDLI_CAP_T;</text:p>
      <text:h text:style-name="Heading_20_2" text:outline-level="2">Initialize PWM module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pwm_init_pwm_modul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Initialize the PWM module</text:p>
      <text:p text:style-name="P6"><text:s/>* </text:p>
      <text:p text:style-name="P6"><text:s/>* Clear the capture ptr and configed PWM channel bitmask.</text:p>
      <text:p text:style-name="P6"><text:s/>* </text:p>
      <text:p text:style-name="P6"><text:soft-page-break/><text:s/>* @param <text:s text:c="2"/>None </text:p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pwm_init_pwm_module(void)</text:p>
      <text:h text:style-name="Heading_20_2" text:outline-level="2">Set TPM1 period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pwm_set_tpm1_period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et TPM1 period</text:p>
      <text:p text:style-name="P6"><text:s/>* </text:p>
      <text:p text:style-name="P6"><text:s/>* Initialize the PWM timer to a period.</text:p>
      <text:p text:style-name="P6"><text:s/>* </text:p>
      <text:p text:style-name="P6"><text:s/>* @param <text:s text:c="2"/>maxPeriod <text:s text:c="2"/>[in] <text:s text:c="3"/>Maximum period in ticks. <text:s/>Each tick is 1 us.</text:p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This assumes the bus clock is 8 MHz. <text:s/>It sets the base clock</text:p>
      <text:p text:style-name="P6"><text:s/>* <text:s text:c="9"/>frequency to 1 us.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pwm_set_tpm1_period(</text:p>
      <text:p text:style-name="P6"><text:s text:c="2"/>U16 <text:s text:c="22"/>maxPeriod) <text:s text:c="3"/>/* Max period in ticks */</text:p>
      <text:h text:style-name="Heading_20_2" text:outline-level="2">Configure capture channel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pwm_config_cap_chan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Configure a PWM capture channel</text:p>
      <text:p text:style-name="P6"><text:s/>* </text:p>
      <text:p text:style-name="P6"><text:s/>* Verify the channel has not been previously configured. <text:s/>Insure the clock</text:p>
      <text:p text:style-name="P6"><text:s/>* is configured. <text:s/>Initialize the state and add to the capture linked list.</text:p>
      <text:p text:style-name="P6"><text:s/>* </text:p>
      <text:p text:style-name="P6"><text:s/>* @param <text:s text:c="2"/>capChan <text:s text:c="4"/>[in] <text:s text:c="3"/>TPM number and channel</text:p>
      <text:p text:style-name="P6"><text:s/>* @param <text:s text:c="2"/>capDone_fp <text:s/>[in] <text:s text:c="3"/>Capture done function ptr</text:p>
      <text:p text:style-name="P6"><text:s/>* @param <text:s text:c="2"/>cbParm <text:s text:c="5"/>[in] <text:s text:c="3"/>Callback param</text:p>
      <text:p text:style-name="P6"><text:s/>* @return <text:s/>STDLI_CAP_CHAN_PREV_CFG <text:s/>- capture channel previously configed</text:p>
      <text:p text:style-name="P6"><text:s/>* <text:s text:c="9"/>STDLI_TIMER_NOT_CFG <text:s text:c="5"/>- TPM timer is not started</text:p>
      <text:p text:style-name="P6"><text:s/>* </text:p>
      <text:p text:style-name="P6"><text:s/>* @pre <text:s text:c="4"/>TPM timer must be started. </text:p>
      <text:p text:style-name="P6"><text:soft-page-break/><text:s/>* @note <text:s text:c="3"/>The passed structure is added to the capture linked list, so it</text:p>
      <text:p text:style-name="P6"><text:s/>* <text:s text:c="9"/>must be statically allocated.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STDLI_ERR_E stdlpwm_config_cap_chan(</text:p>
      <text:p text:style-name="P6"><text:s text:c="2"/>STDLI_CAP_T <text:s text:c="14"/>*capCfg_p) <text:s text:c="3"/>/* Capture cfg with TPM num, chan num,</text:p>
      <text:p text:style-name="P6"><text:s text:c="43"/>* <text:s text:c="3"/>done func ptr, and callback param.</text:p>
      <text:p text:style-name="P6"><text:s text:c="43"/>*/</text:p>
      <text:h text:style-name="Heading_20_2" text:outline-level="2">Start capture channel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pwm_start_cap_chan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a PWM capture channel</text:p>
      <text:p text:style-name="P6"><text:s/>* </text:p>
      <text:p text:style-name="P6"><text:s/>* Start a prev configed capture channel. <text:s/>Find capture channel on linked</text:p>
      <text:p text:style-name="P6"><text:s/>* list, verify it isn't currently running, and start a new capture calculation.</text:p>
      <text:p text:style-name="P6"><text:s/>* </text:p>
      <text:p text:style-name="P6"><text:s/>* @param <text:s text:c="2"/>capChan <text:s text:c="4"/>[in] <text:s text:c="3"/>TPM number and channel</text:p>
      <text:p text:style-name="P6"><text:s/>* @return <text:s/>STDLI_CAP_CHAN_NOT_CFG <text:s text:c="2"/>- capture channel not configed</text:p>
      <text:p text:style-name="P6"><text:s/>* <text:s text:c="9"/>STDLI_CAP_CUR_RUNNING <text:s text:c="3"/>- capture is currently running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STDLI_ERR_E stdlpwm_start_cap_chan(</text:p>
      <text:p text:style-name="P6"><text:s text:c="2"/>STDLI_TPM_CHAN_E <text:s text:c="9"/>capChan) <text:s text:c="5"/>/* TPM number and channel */</text:p>
      <text:h text:style-name="Heading_20_2" text:outline-level="2">Start PWM channel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pwm_start_pwm_chan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tart a PWM channel</text:p>
      <text:p text:style-name="P6"><text:s/>* </text:p>
      <text:p text:style-name="P6"><text:s/>* If the PWM channel was not previously configed, verify the timer</text:p>
      <text:p text:style-name="P6"><text:s/>* is started, set up the digital port, and config the PWM. <text:s/>Verify the</text:p>
      <text:p text:style-name="P6"><text:s/>* on count is less than the period and program.</text:p>
      <text:p text:style-name="P6"><text:s/>* </text:p>
      <text:p text:style-name="P6"><text:s/>* @param <text:s text:c="2"/>capChan <text:s text:c="4"/>[in] <text:s text:c="3"/>TPM number and channel</text:p>
      <text:p text:style-name="P6"><text:s/>* @return <text:s/>STDLI_TIMER_NOT_CFG <text:s text:c="5"/>- timer not configed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oft-page-break/><text:s/>* </text:p>
      <text:p text:style-name="P6"><text:s/>* ===============================================================================</text:p>
      <text:p text:style-name="P6"><text:s/>*/</text:p>
      <text:p text:style-name="P6">STDLI_ERR_E stdlpwm_start_pwm_chan(</text:p>
      <text:p text:style-name="P6"><text:s text:c="2"/>STDLI_TPM_CHAN_E <text:s text:c="9"/>capChan, <text:s text:c="5"/>/* TPM number and channel */</text:p>
      <text:h text:style-name="Heading_20_1" text:outline-level="1">I2c Functions</text:h>
      <text:p text:style-name="Standard">The following enumeration is used return i2c errors.</text:p>
      <text:p text:style-name="Standard"/>
      <text:p text:style-name="P6">typedef enum</text:p>
      <text:p text:style-name="P6">{</text:p>
      <text:p text:style-name="P6"><text:s text:c="2"/>STDLI_I2C_XFER_OK <text:s text:c="8"/>= 0x00,</text:p>
      <text:p text:style-name="P6"><text:s text:c="2"/>STDLI_I2C_NO_RESP <text:s text:c="8"/>= 0x01,</text:p>
      <text:p text:style-name="P6">} STDLI_I2C_RESP_E;</text:p>
      <text:p text:style-name="P6"/>
      <text:p text:style-name="Standard">The following enumeration is used to indicate a message address is for reading or writing.</text:p>
      <text:p text:style-name="Standard"/>
      <text:p text:style-name="P6">typedef enum</text:p>
      <text:p text:style-name="P6">{</text:p>
      <text:p text:style-name="P6"><text:s text:c="2"/>STDLI_I2C_WRITE_ADDR <text:s text:c="5"/>= 0x00,</text:p>
      <text:p text:style-name="P6"><text:s text:c="2"/>STDLI_I2C_READ_ADDR <text:s text:c="6"/>= 0x01,</text:p>
      <text:p text:style-name="P6">} STDLI_I2C_ADDR_E;</text:p>
      <text:p text:style-name="P6"/>
      <text:p text:style-name="Standard">The following structure is used to send or receive an i2c message.</text:p>
      <text:p text:style-name="Standard"/>
      <text:p text:style-name="P6">typedef struct</text:p>
      <text:p text:style-name="P6">{</text:p>
      <text:p text:style-name="P6"><text:s text:c="2"/>U8 <text:s text:c="23"/>addr;</text:p>
      <text:p text:style-name="P6"><text:s text:c="2"/>U8 <text:s text:c="23"/>*data_p;</text:p>
      <text:p text:style-name="P6"><text:s text:c="2"/>U8 <text:s text:c="23"/>numDataBytes;</text:p>
      <text:p text:style-name="P6"><text:s text:c="2"/>void <text:s text:c="21"/>(*i2cDone_fp)(U16 cbParm, STDLI_I2C_RESP_E status);</text:p>
      <text:p text:style-name="P6"><text:s text:c="2"/>U16 <text:s text:c="22"/>cbParm;</text:p>
      <text:p text:style-name="P6">} STDLI_I2C_XFER_T;</text:p>
      <text:h text:style-name="Heading_20_2" text:outline-level="2">Initialize i2c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i2c_init_i2c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Initialize the i2c bus</text:p>
      <text:p text:style-name="P6"><text:s/>* </text:p>
      <text:p text:style-name="P6"><text:s/>* Set the i2c to 200 kbps, <text:s text:c="2"/></text:p>
      <text:p text:style-name="P6"><text:s/>* </text:p>
      <text:p text:style-name="P6"><text:s/>* @param <text:s text:c="2"/>poll <text:s text:c="7"/>[in] <text:s text:c="3"/>TRUE if polled instead of interrupt driven</text:p>
      <text:p text:style-name="P6"/>
      <text:p text:style-name="P6"><text:s/>* @return <text:s/>Non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oft-page-break/><text:s/>*/</text:p>
      <text:p text:style-name="P6">void stdli2c_init_i2c(</text:p>
      <text:p text:style-name="P6"><text:s text:c="2"/>BOOL <text:s text:c="21"/>poll) <text:s text:c="8"/>/* True if polled */</text:p>
      <text:h text:style-name="Heading_20_2" text:outline-level="2">Poll i2c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i2c_i2c_complete_poll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Standard"><text:span text:style-name="T6"><text:s/>* Poll I2C </text:span><text:span text:style-name="T6">to see if interrupt occurred</text:span></text:p>
      <text:p text:style-name="P6"><text:s/>* </text:p>
      <text:p text:style-name="Standard"><text:span text:style-name="T6"><text:s/>* </text:span><text:span text:style-name="T6">Test if the i2c interrupt flag bit is set. <text:s/>If so call the interrupt service</text:span></text:p>
      <text:p text:style-name="Standard"><text:span text:style-name="T6"><text:s/>* routine to process and clear the interrupt.</text:span><text:span text:style-name="T6"> <text:s text:c="2"/></text:span></text:p>
      <text:p text:style-name="P6"><text:s/>* </text:p>
      <text:p text:style-name="P6"><text:s/>* @param None </text:p>
      <text:p text:style-name="P6"><text:s/>* @return None</text:p>
      <text:p text:style-name="P6"><text:s/>* </text:p>
      <text:p text:style-name="P6"><text:s/>* @pre None </text:p>
      <text:p text:style-name="P6"><text:s/>* @note 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void stdli2c_i2c_complete_poll(void)</text:p>
      <text:h text:style-name="Heading_20_2" text:outline-level="2">Send i2c Msg</text:h>
      <text:p text:style-name="P6">/*</text:p>
      <text:p text:style-name="P6"><text:s/>* ===============================================================================</text:p>
      <text:p text:style-name="P6"><text:s/>* </text:p>
      <text:p text:style-name="P6"><text:s/>* Name: stdli2c_send_i2c_msg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/**</text:p>
      <text:p text:style-name="P6"><text:s/>* Send an i2c message to read/write data</text:p>
      <text:p text:style-name="P6"><text:s/>* </text:p>
      <text:p text:style-name="P6"><text:s/>* Verify the i2c state machine is idle. <text:s/>Set i2c controller to start</text:p>
      <text:p text:style-name="P6"><text:s/>* transmitting. <text:s/>Write the address of the slave to access.</text:p>
      <text:p text:style-name="P6"><text:s/>* </text:p>
      <text:p text:style-name="P6"><text:s/>* @param <text:s text:c="2"/>i2cXfer_p <text:s text:c="2"/>[in] <text:s text:c="3"/>ptr that contains address, data_p, num bytes, and</text:p>
      <text:p text:style-name="P6"><text:s/>* <text:s text:c="29"/>call back information.</text:p>
      <text:p text:style-name="P6"><text:s/>* @return <text:s/>STDLI_I2C_NOT_IDLE if bus not idle</text:p>
      <text:p text:style-name="P6"><text:s/>* </text:p>
      <text:p text:style-name="P6"><text:s/>* @pre <text:s text:c="4"/>None </text:p>
      <text:p text:style-name="P6"><text:s/>* @note <text:s text:c="3"/>None</text:p>
      <text:p text:style-name="P6"><text:s/>* </text:p>
      <text:p text:style-name="P6"><text:s/>* ===============================================================================</text:p>
      <text:p text:style-name="P6"><text:s/>*/</text:p>
      <text:p text:style-name="P6">STDLI_ERR_E stdli2c_send_i2c_msg(</text:p>
      <text:p text:style-name="P6"><text:s text:c="2"/>STDLI_I2C_XFER_T <text:s text:c="8"/>*i2cXfer_p) <text:s text:c="2"/>/* ptr to i2c xfer structure */</text:p>
      <text:h text:style-name="Heading_20_1" text:outline-level="1"><text:soft-page-break/>SPI Functions</text:h>
      <text:p text:style-name="Standard">The following enumeration is used initialize the SPI clock, and set whether the SPI functions are interrupt driven or polled.</text:p>
      <text:p text:style-name="Standard"/>
      <text:p text:style-name="P14">typedef enum</text:p>
      <text:p text:style-name="P9">{</text:p>
      <text:p text:style-name="P9"><text:s text:c="2"/>SPI_CLK_DIV2 <text:s text:c="13"/>= 0x00,</text:p>
      <text:p text:style-name="P9"><text:s text:c="2"/>SPI_CLK_DIV4 <text:s text:c="13"/>= 0x01,</text:p>
      <text:p text:style-name="P9"><text:s text:c="2"/>SPI_CLK_DIV8 <text:s text:c="13"/>= 0x02,</text:p>
      <text:p text:style-name="P9"><text:s text:c="2"/>SPI_CLK_DIV16 <text:s text:c="12"/>= 0x03,</text:p>
      <text:p text:style-name="P9"><text:s text:c="2"/>SPI_CLK_DIV32 <text:s text:c="12"/>= 0x04,</text:p>
      <text:p text:style-name="P9"><text:s text:c="2"/>SPI_CLK_DIV64 <text:s text:c="12"/>= 0x05,</text:p>
      <text:p text:style-name="P9"><text:s text:c="2"/>SPI_CLK_DIV128 <text:s text:c="11"/>= 0x06,</text:p>
      <text:p text:style-name="P9"><text:s text:c="2"/>SPI_CLK_DIV256 <text:s text:c="11"/>= 0x07,</text:p>
      <text:p text:style-name="P9"><text:s text:c="2"/>SPI_CLK_DIV_MASK <text:s text:c="9"/>= 0x07,</text:p>
      <text:p text:style-name="P9"><text:s text:c="2"/>SPI_POLL <text:s text:c="17"/>= 0x80,</text:p>
      <text:p text:style-name="P9">} STDLI_SPI_PARAM_E;</text:p>
      <text:p text:style-name="P10"/>
      <text:p text:style-name="Standard">The following enumeration is used to indicate a the clock and phase for the SPI transaction, and if the transaction is a read or a write.</text:p>
      <text:p text:style-name="Standard"/>
      <text:p text:style-name="P14">typedef enum</text:p>
      <text:p text:style-name="P13">{</text:p>
      <text:p text:style-name="P13"><text:s text:c="2"/>STDLI_SPI_READ <text:s text:c="11"/>= 0x00,</text:p>
      <text:p text:style-name="P13"><text:s text:c="2"/>STDLI_SPI_WRITE <text:s text:c="10"/>= 0x01,</text:p>
      <text:p text:style-name="P13"><text:s text:c="2"/>STDLI_SPI_CPHA0 <text:s text:c="10"/>= 0x00, <text:s text:c="2"/>/* First SCLK trans latches data */</text:p>
      <text:p text:style-name="P13"><text:s text:c="2"/>STDLI_SPI_CPHA1 <text:s text:c="10"/>= 0x04, <text:s text:c="2"/>/* Sec SCLK trans latches data */</text:p>
      <text:p text:style-name="P13"><text:s text:c="2"/>STDLI_SPI_CPOL0 <text:s text:c="10"/>= 0x00, <text:s text:c="2"/>/* SCLK idles low */</text:p>
      <text:p text:style-name="P13"><text:s text:c="2"/>STDLI_SPI_CPOL1 <text:s text:c="10"/>= 0x08, <text:s text:c="2"/>/* SCLK idles high */</text:p>
      <text:p text:style-name="P13"><text:s text:c="2"/>STDLI_SPI_CPOL_CPHA_MASK <text:s/>= 0x0c,</text:p>
      <text:p text:style-name="P13">} STDLI_SPI_DIR_E;</text:p>
      <text:p text:style-name="P11"/>
      <text:p text:style-name="Standard">The following structure is used to send or receive a SPI message.</text:p>
      <text:p text:style-name="Standard"/>
      <text:p text:style-name="P14">typedef struct stldi_spi_xfer_s</text:p>
      <text:p text:style-name="P13">{</text:p>
      <text:p text:style-name="P13"><text:s text:c="2"/>STDLI_SPI_DIR_E <text:s text:c="10"/>dir;</text:p>
      <text:p text:style-name="P13"><text:s text:c="2"/>U8 <text:s text:c="23"/>*data_p;</text:p>
      <text:p text:style-name="P13"><text:s text:c="2"/>U8 <text:s text:c="23"/>numDataBytes;</text:p>
      <text:p text:style-name="P13"><text:s text:c="2"/>STDLI_DIG_PORT_INFO_E <text:s text:c="4"/>csPort;</text:p>
      <text:p text:style-name="P13"><text:s text:c="2"/>U8 <text:s text:c="23"/>csMask;</text:p>
      <text:p text:style-name="P13"><text:s text:c="2"/>void <text:s text:c="21"/>(*spiDone_fp)(U16 cbParm);</text:p>
      <text:p text:style-name="P13"><text:s text:c="2"/>U16 <text:s text:c="22"/>cbParm;</text:p>
      <text:p text:style-name="P13"><text:s text:c="2"/>struct stldi_spi_xfer_s <text:s text:c="2"/>*next_p;</text:p>
      <text:p text:style-name="P13">} STDLI_SPI_XFER_T;</text:p>
      <text:h text:style-name="Heading_20_2" text:outline-level="2">Initialize SPI</text:h>
      <text:p text:style-name="P14">/*</text:p>
      <text:p text:style-name="P13"><text:s/>* ===============================================================================</text:p>
      <text:p text:style-name="P13"><text:s/>* </text:p>
      <text:p text:style-name="P13"><text:s/>* Name: stdlspi_init_spi</text:p>
      <text:p text:style-name="P13"><text:s/>* </text:p>
      <text:p text:style-name="P13"><text:s/>* ===============================================================================</text:p>
      <text:p text:style-name="P13"><text:s/>*/</text:p>
      <text:p text:style-name="P13">/**</text:p>
      <text:p text:style-name="P13"><text:soft-page-break/><text:s/>* Initialize the SPI bus</text:p>
      <text:p text:style-name="P13"><text:s/>* </text:p>
      <text:p text:style-name="P13"><text:s/>* Set the i2c to 200 kbps or 100 kbps for Freescale.</text:p>
      <text:p text:style-name="P13"><text:s/>* </text:p>
      <text:p text:style-name="P13"><text:s/>* @param <text:s text:c="2"/>param <text:s text:c="6"/>[in] <text:s text:c="3"/>poll mode and clk div</text:p>
      <text:p text:style-name="P13"><text:s/>* @return <text:s/>None</text:p>
      <text:p text:style-name="P13"><text:s/>* </text:p>
      <text:p text:style-name="P13"><text:s/>* @pre <text:s text:c="4"/>None </text:p>
      <text:p text:style-name="P13"><text:s/>* @note <text:s text:c="3"/>The chip select signal is not set up during the init. <text:s/>It is up to</text:p>
      <text:p text:style-name="P13"><text:s/>* <text:s text:c="9"/>caller of this function to initialize the digital I/O port.</text:p>
      <text:p text:style-name="P13"><text:s/>* </text:p>
      <text:p text:style-name="P13"><text:s/>* ===============================================================================</text:p>
      <text:p text:style-name="P13"><text:s/>*/</text:p>
      <text:p text:style-name="P13">void stdlspi_init_spi(</text:p>
      <text:p text:style-name="P13"><text:s text:c="2"/>STDLI_SPI_PARAM_E <text:s text:c="8"/>param) <text:s text:c="8"/>/* set poll mode and clk div */</text:p>
      <text:h text:style-name="Heading_20_2" text:outline-level="2">Send SPI Message</text:h>
      <text:p text:style-name="P12">/*</text:p>
      <text:p text:style-name="P13"><text:s/>* ===============================================================================</text:p>
      <text:p text:style-name="P13"><text:s/>* </text:p>
      <text:p text:style-name="P13"><text:s/>* Name: stdlspi_send_spi_msg</text:p>
      <text:p text:style-name="P13"><text:s/>* </text:p>
      <text:p text:style-name="P13"><text:s/>* ===============================================================================</text:p>
      <text:p text:style-name="P13"><text:s/>*/</text:p>
      <text:p text:style-name="P13">/**</text:p>
      <text:p text:style-name="P13"><text:s/>* Send a SPI message to read/write data</text:p>
      <text:p text:style-name="P13"><text:s/>* </text:p>
      <text:p text:style-name="P13"><text:s/>* If the SPI is idle, put it on the linked list, and start the transfer.</text:p>
      <text:p text:style-name="P13"><text:s/>* If the SPI is not idle, add the transfer to the end of the list.</text:p>
      <text:p text:style-name="P13"><text:s/>* </text:p>
      <text:p text:style-name="P13"><text:s/>* @param <text:s text:c="2"/>spiXfer_p <text:s text:c="2"/>[in] <text:s text:c="3"/>ptr that contains opt, data_p, num bytes, chip</text:p>
      <text:p text:style-name="P13"><text:s/>* <text:s text:c="29"/>select, and call back information.</text:p>
      <text:p text:style-name="P13"><text:s/>* @return <text:s/>None</text:p>
      <text:p text:style-name="P13"><text:s/>* </text:p>
      <text:p text:style-name="P13"><text:s/>* @pre <text:s text:c="4"/>None </text:p>
      <text:p text:style-name="P13"><text:s/>* @note <text:s text:c="3"/>None</text:p>
      <text:p text:style-name="P13"><text:s/>* </text:p>
      <text:p text:style-name="P13"><text:s/>* ===============================================================================</text:p>
      <text:p text:style-name="P13"><text:s/>*/</text:p>
      <text:p text:style-name="P13">void stdlspi_send_spi_msg(</text:p>
      <text:p text:style-name="P13"><text:s text:c="2"/>STDLI_SPI_XFER_T <text:s text:c="9"/>*spiXfer_p) <text:s text:c="2"/>/* ptr to SPI xfer structure */</text:p>
      <text:h text:style-name="Heading_20_2" text:outline-level="2">Poll SPI</text:h>
      <text:p text:style-name="P14">/*</text:p>
      <text:p text:style-name="P13"><text:s/>* ===============================================================================</text:p>
      <text:p text:style-name="P13"><text:s/>* </text:p>
      <text:p text:style-name="P13"><text:s/>* Name: <text:s/>stdlspi_spi_complete_poll</text:p>
      <text:p text:style-name="P13"><text:s/>* </text:p>
      <text:p text:style-name="P13"><text:s/>* ===============================================================================</text:p>
      <text:p text:style-name="P13"><text:s/>*/</text:p>
      <text:p text:style-name="P13">/**</text:p>
      <text:p text:style-name="P13"><text:s/>* SPI interrupt service routine</text:p>
      <text:p text:style-name="P13"><text:s/>* </text:p>
      <text:p text:style-name="P13"><text:s/>* If writing, check if done transmitting. <text:s/>If not, clear status and send next</text:p>
      <text:p text:style-name="P13"><text:s/>* byte. <text:s/>If reading, check if done. <text:s/>If not, write the next dummy data value</text:p>
      <text:p text:style-name="P13"><text:s/>* to be sent. <text:s/>If the transfer is complete, clear the CS, and call the callback</text:p>
      <text:p text:style-name="P13"><text:soft-page-break/><text:s/>* function. <text:s/>Check to see if another SPI xfer is pending and start it if it</text:p>
      <text:p text:style-name="P13"><text:s/>* exists.</text:p>
      <text:p text:style-name="P13"><text:s/>* </text:p>
      <text:p text:style-name="P13"><text:s/>* @param None </text:p>
      <text:p text:style-name="P13"><text:s/>* @return None</text:p>
      <text:p text:style-name="P13"><text:s/>* </text:p>
      <text:p text:style-name="P13"><text:s/>* @pre None </text:p>
      <text:p text:style-name="P13"><text:s/>* @note None</text:p>
      <text:p text:style-name="P13"><text:s/>* </text:p>
      <text:p text:style-name="P13"><text:s/>* ===============================================================================</text:p>
      <text:p text:style-name="P13"><text:s/>*/</text:p>
      <text:p text:style-name="P13">void stdlspi_spi_complete_poll(void)</text:p>
      <text:p text:style-name="P14"/>
      <text:h text:style-name="P40" text:outline-level="1" text:is-list-header="true">Appendix</text:h>
      <text:p text:style-name="P28">No supporting docu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tracked-changes>
          <text:changed-region text:id="ct227829296">
            <text:deletion>
              <office:change-info>
                <dc:creator>Hugh Spahr</dc:creator>
                <dc:date>2012-05-01T10:06:00</dc:date>
              </office:change-info>
              <text:p text:style-name="MP2">rch</text:p>
            </text:deletion>
          </text:changed-region>
          <text:changed-region text:id="ct227829096">
            <text:insertion>
              <office:change-info>
                <dc:creator>Hugh Spahr</dc:creator>
                <dc:date>2012-05-01T10:06:00</dc:date>
              </office:change-info>
            </text:insertion>
          </text:changed-region>
          <text:changed-region text:id="ct227829496">
            <text:deletion>
              <office:change-info>
                <dc:creator>Hugh Spahr</dc:creator>
                <dc:date>2012-05-01T10:06:00</dc:date>
              </office:change-info>
              <text:p text:style-name="MP2">5</text:p>
            </text:deletion>
          </text:changed-region>
          <text:changed-region text:id="ct227908176">
            <text:insertion>
              <office:change-info>
                <dc:creator>Hugh Spahr</dc:creator>
                <dc:date>2012-05-01T10:06:00</dc:date>
              </office:change-info>
            </text:insertion>
          </text:changed-region>
          <text:changed-region text:id="ct227828896">
            <text:deletion>
              <office:change-info>
                <dc:creator>Hugh Spahr</dc:creator>
                <dc:date>2012-05-01T10:06:00</dc:date>
              </office:change-info>
              <text:p text:style-name="MP2">0</text:p>
            </text:deletion>
          </text:changed-region>
          <text:changed-region text:id="ct228737536">
            <text:insertion>
              <office:change-info>
                <dc:creator>Hugh Spahr</dc:creator>
                <dc:date>2012-05-01T10:06:00</dc:date>
              </office:change-info>
            </text:insertion>
          </text:changed-region>
        </text:tracked-changes>
        <text:p text:style-name="MP1"><text:span text:style-name="MT1">Standard Library<text:tab/><text:tab/>Page </text:span><text:span text:style-name="MT1"><text:page-number text:select-page="current">2</text:page-number></text:span></text:p>
        <text:p text:style-name="MP2">Software Design Document – Rev <text:user-defined text:name="Revision">0.4</text:user-defined><text:tab/><text:tab/>Ma<text:change text:change-id="ct227829296"/><text:change-start text:change-id="ct227829096"/>y<text:change-end text:change-id="ct227829096"/> <text:change text:change-id="ct227829496"/><text:change-start text:change-id="ct227908176"/>1<text:change-end text:change-id="ct227908176"/>, 201<text:change text:change-id="ct227828896"/><text:change-start text:change-id="ct228737536"/>2<text:change-end text:change-id="ct228737536"/></text:p>
      </style:header>
      <style:footer>
        <text:tracked-changes>
          <text:changed-region text:id="ct227946328">
            <text:deletion>
              <office:change-info>
                <dc:creator>Hugh Spahr</dc:creator>
                <dc:date>2012-05-01T10:07:00</dc:date>
              </office:change-info>
              <text:p text:style-name="MP3"><text:span text:style-name="Page_20_Number"><text:span text:style-name="MT3">0</text:span></text:span></text:p>
            </text:deletion>
          </text:changed-region>
          <text:changed-region text:id="ct138955192">
            <text:insertion>
              <office:change-info>
                <dc:creator>Hugh Spahr</dc:creator>
                <dc:date>2012-05-01T10:07:00</dc:date>
              </office:change-info>
            </text:insertion>
          </text:changed-region>
        </text:tracked-changes>
        <text:p text:style-name="MP3"><text:span text:style-name="Page_20_Number"><text:span text:style-name="MT2">Copyright </text:span></text:span><text:span text:style-name="Page_20_Number"><text:span text:style-name="MT3">© 201</text:span></text:span><text:change text:change-id="ct227946328"/><text:change-start text:change-id="ct138955192"/><text:span text:style-name="Page_20_Number"><text:span text:style-name="MT3">2</text:span></text:span><text:change-end text:change-id="ct138955192"/><text:span text:style-name="Page_20_Number"><text:span text:style-name="MT3">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tandard Library</dc:title>
    <meta:initial-creator>Hugh Spahr</meta:initial-creator>
    <meta:creation-date>2007-10-11T12:11:00</meta:creation-date>
    <dc:creator>Hugh Spahr</dc:creator>
    <dc:date>2012-05-01T10:07:38.39</dc:date>
    <meta:print-date>2003-05-09T11:10:00</meta:print-date>
    <meta:editing-cycles>158</meta:editing-cycles>
    <meta:editing-duration>PT433H09M26S</meta:editing-duration>
    <meta:generator>OpenOffice.org/3.2$Win32 OpenOffice.org_project/320m18$Build-9502</meta:generator>
    <meta:document-statistic meta:table-count="2" meta:image-count="0" meta:object-count="0" meta:page-count="30" meta:paragraph-count="1335" meta:word-count="5312" meta:character-count="43308"/>
    <meta:user-defined meta:name="Project">StdLib</meta:user-defined>
    <meta:user-defined meta:name="Revision">0.4</meta:user-defined>
    <meta:user-defined meta:name="Title">Standard Library</meta:user-defined>
  </office:meta>
</office:document-meta>
</file>